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-color="#ffcc99" draw:textarea-horizontal-align="center" draw:textarea-vertical-align="top" fo:padding-top="0.5cm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96cm"/>
    </style:style>
    <style:style style:name="gr5" style:family="graphic" style:parent-style-name="standard">
      <style:graphic-properties draw:stroke="none" draw:fill="none" draw:fill-color="#ffff99" fo:min-he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087cm"/>
    </style:style>
    <style:style style:name="gr7" style:family="graphic" style:parent-style-name="objectwithoutfill">
      <style:graphic-properties draw:marker-end="Rounded_20_large_20_Arrow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1cm" fo:min-width="0.3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3cm" fo:min-width="0cm"/>
    </style:style>
    <style:style style:name="gr10" style:family="graphic" style:parent-style-name="objectwithoutfill">
      <style:graphic-properties draw:stroke="dash" draw:stroke-dash="Fine_20_Dashed_20__28_var_29_" draw:marker-end="Arrow_20_concave" draw:fill="none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5cm"/>
    </style:style>
    <style:style style:name="gr13" style:family="graphic" style:parent-style-name="standard">
      <style:graphic-properties draw:stroke="none" draw:fill="none" draw:fill-color="#ffff99" fo:min-height="0.227cm"/>
    </style:style>
    <style:style style:name="gr14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99" fo:min-height="1.227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8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1cm" fo:min-width="0.25cm"/>
    </style:style>
    <style:style style:name="gr20" style:family="graphic" style:parent-style-name="standard">
      <style:graphic-properties draw:stroke="none" draw:textarea-horizontal-align="center" draw:textarea-vertical-align="top"/>
    </style:style>
    <style:style style:name="gr21" style:family="graphic" style:parent-style-name="objectwithoutfill">
      <style:graphic-properties draw:marker-end="" draw:fill="none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cc99" draw:textarea-horizontal-align="left" draw:textarea-vertical-align="top" fo:padding-top="0.5cm"/>
    </style:style>
    <style:style style:name="P1" style:family="paragraph">
      <style:paragraph-properties fo:margin-left="0cm" fo:margin-right="0cm" fo:margin-top="0.4cm" fo:margin-bottom="0cm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.4cm" fo:margin-bottom="0cm" fo:text-align="center" fo:text-indent="0cm">
        <style:tab-stops/>
      </style:paragraph-properties>
      <style:text-properties fo:font-size="18pt" fo:font-weight="normal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text-properties fo:font-family="Georgia" style:font-family-generic="roman" style:font-pitch="variable" fo:font-size="12pt"/>
    </style:style>
    <style:style style:name="P7" style:family="paragraph">
      <style:text-properties fo:font-size="8pt"/>
    </style:style>
    <style:style style:name="P8" style:family="paragraph">
      <style:text-properties fo:font-family="'Cracked Johnnie'" style:font-pitch="variable" fo:font-size="32pt"/>
    </style:style>
    <style:style style:name="P9" style:family="paragraph">
      <style:paragraph-properties fo:margin-left="0cm" fo:margin-right="0cm" fo:text-indent="0cm"/>
      <style:text-properties fo:font-family="'Cracked Johnnie'" style:font-pitch="variable" fo:font-size="32pt"/>
    </style:style>
    <style:style style:name="P10" style:family="paragraph">
      <style:paragraph-properties fo:margin-left="0cm" fo:margin-right="0cm" fo:text-indent="0cm"/>
      <style:text-properties fo:font-size="8pt"/>
    </style:style>
    <style:style style:name="P11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2" style:family="paragraph">
      <style:paragraph-properties fo:margin-left="0cm" fo:margin-right="0cm" fo:text-indent="0cm"/>
      <style:text-properties fo:font-family="Georgia" style:font-family-generic="roman" style:font-pitch="variable" fo:font-size="1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8pt"/>
    </style:style>
    <style:style style:name="P1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16" style:family="paragraph">
      <style:paragraph-properties fo:margin-left="0cm" fo:margin-right="0cm" fo:text-indent="0cm"/>
      <style:text-properties fo:font-family="Georgia" style:font-family-generic="roman" style:font-pitch="variable" fo:font-size="8pt" style:font-size-asian="18pt" style:font-size-complex="18pt"/>
    </style:style>
    <style:style style:name="P17" style:family="paragraph">
      <style:paragraph-properties fo:margin-left="0cm" fo:margin-right="0cm" fo:text-indent="0cm"/>
      <style:text-properties fo:font-size="6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family="'Cracked Johnnie'" style:font-pitch="variabl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text-indent="0cm" style:text-autospace="none"/>
      <style:text-properties fo:font-family="'Times New Roman'" style:font-style-name="Regular" style:font-family-generic="roman" style:font-pitch="variable" fo:font-size="10.5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family="'Courier New'" style:font-style-name="Regular" style:font-family-generic="modern" style:font-pitch="fixed" fo:font-size="20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3" style:family="paragraph">
      <style:paragraph-properties fo:margin-left="0cm" fo:margin-right="0cm" fo:text-indent="0cm"/>
      <style:text-properties fo:font-family="'Cracked Johnnie'" style:font-pitch="variable" fo:font-size="16pt" style:font-size-asian="18pt" style:font-size-complex="18pt"/>
    </style:style>
    <style:style style:name="P24" style:family="paragraph">
      <style:paragraph-properties fo:margin-left="0cm" fo:margin-right="0cm" fo:text-indent="0cm"/>
      <style:text-properties fo:font-family="'Cracked Johnnie'" style:font-pitch="variable" fo:font-size="9pt" style:font-size-asian="18pt" style:font-size-complex="18pt"/>
    </style:style>
    <style:style style:name="P25" style:family="paragraph">
      <style:paragraph-properties fo:margin-left="0cm" fo:margin-right="0cm" fo:text-indent="0cm"/>
      <style:text-properties fo:color="#666666" fo:font-size="10pt" style:font-size-asian="18pt" style:font-size-complex="18pt"/>
    </style:style>
    <style:style style:name="P26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27" style:family="paragraph">
      <style:paragraph-properties fo:margin-left="0cm" fo:margin-right="0cm" fo:text-align="center" fo:text-indent="0cm"/>
      <style:text-properties fo:font-size="22pt" fo:font-weight="bold" style:font-size-asian="18pt" style:font-size-complex="18pt"/>
    </style:style>
    <style:style style:name="P28" style:family="paragraph">
      <style:paragraph-properties fo:margin-left="0cm" fo:margin-right="0cm" fo:text-indent="0cm"/>
      <style:text-properties fo:font-style="normal" fo:font-weight="bold" style:font-size-asian="18pt" style:font-size-complex="18pt"/>
    </style:style>
    <style:style style:name="P29" style:family="paragraph">
      <style:paragraph-properties fo:margin-left="0cm" fo:margin-right="0cm" fo:text-indent="0cm"/>
      <style:text-properties fo:font-family="Georgia" style:font-family-generic="roman" style:font-pitch="variable" fo:font-size="12pt" fo:font-style="normal" fo:font-weight="bold" style:font-size-asian="18pt" style:font-size-complex="18pt"/>
    </style:style>
    <style:style style:name="P30" style:family="paragraph">
      <style:paragraph-properties fo:margin-left="0cm" fo:margin-right="0cm" fo:text-indent="0cm"/>
      <style:text-properties fo:font-size="8pt" fo:font-style="normal" fo:font-weight="bold" style:font-size-asian="18pt" style:font-size-complex="18pt"/>
    </style:style>
    <style:style style:name="P31" style:family="paragraph">
      <style:paragraph-properties fo:margin-left="0cm" fo:margin-right="0cm" fo:text-indent="0cm"/>
      <style:text-properties fo:font-family="'Cracked Johnnie'" style:font-pitch="variable" fo:font-size="16pt"/>
    </style:style>
    <style:style style:name="P32" style:family="paragraph">
      <style:paragraph-properties fo:margin-left="0cm" fo:margin-right="0cm" fo:text-indent="0cm"/>
      <style:text-properties fo:font-family="'Cracked Johnnie'" style:font-pitch="variable" fo:font-size="12pt"/>
    </style:style>
    <style:style style:name="P33" style:family="paragraph">
      <style:paragraph-properties fo:margin-left="0cm" fo:margin-right="0cm" fo:margin-top="0.4cm" fo:margin-bottom="0cm" fo:text-align="start" fo:text-indent="0cm">
        <style:tab-stops/>
      </style:paragraph-properties>
      <style:text-properties fo:color="#666666" fo:font-family="Georgia" style:font-style-name="Regular" style:font-family-generic="roman" style:font-pitch="variable" fo:font-size="12pt" style:font-size-asian="18pt" style:font-size-complex="18pt"/>
    </style:style>
    <style:style style:name="P34" style:family="paragraph">
      <style:paragraph-properties fo:margin-left="0cm" fo:margin-right="0cm" fo:margin-top="0.4cm" fo:margin-bottom="0cm" fo:text-align="start" fo:text-indent="0cm">
        <style:tab-stops/>
      </style:paragraph-properties>
      <style:text-properties fo:color="#666666" fo:font-family="Georgia" style:font-style-name="Regular" style:font-family-generic="roman" style:font-pitch="variable" fo:font-size="12pt" fo:font-weight="normal" style:font-size-asian="18pt" style:font-size-complex="18pt"/>
    </style:style>
    <style:style style:name="T1" style:family="text">
      <style:text-properties fo:font-size="18pt" fo:font-weight="normal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family="Georgia" style:font-family-generic="roman" style:font-pitch="variable" fo:font-size="12pt"/>
    </style:style>
    <style:style style:name="T4" style:family="text">
      <style:text-properties fo:font-size="8pt"/>
    </style:style>
    <style:style style:name="T5" style:family="text">
      <style:text-properties fo:font-family="'Cracked Johnnie'" style:font-pitch="variable" fo:font-size="32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family="Georgia" style:font-family-generic="roman" style:font-pitch="variable" fo:font-size="8pt" style:font-size-asian="18pt" style:font-size-complex="18pt"/>
    </style:style>
    <style:style style:name="T9" style:family="text">
      <style:text-properties fo:font-size="6pt" style:font-size-asian="18pt" style:font-size-complex="18pt"/>
    </style:style>
    <style:style style:name="T10" style:family="text">
      <style:text-properties fo:font-family="'Cracked Johnnie'" style:font-pitch="variable"/>
    </style:style>
    <style:style style:name="T11" style:family="text">
      <style:text-properties fo:font-family="'Times New Roman'" style:font-style-name="Regular" style:font-family-generic="roman" style:font-pitch="variable" fo:font-size="10.5pt" style:font-size-asian="18pt" style:font-size-complex="18pt"/>
    </style:style>
    <style:style style:name="T12" style:family="text">
      <style:text-properties fo:font-family="'Courier New'" style:font-style-name="Regular" style:font-family-generic="modern" style:font-pitch="fixed" fo:font-size="20pt" fo:font-style="italic" fo:text-shadow="none" style:text-underline-style="none" fo:font-weight="normal" style:font-size-asian="18pt" style:font-size-complex="18pt"/>
    </style:style>
    <style:style style:name="T13" style:family="text">
      <style:text-properties fo:font-family="'Courier New'" style:font-style-name="Regular" style:font-family-generic="modern" style:font-pitch="fixed" fo:font-size="20pt" fo:font-weight="bold" style:font-size-asian="18pt" style:font-size-complex="18pt"/>
    </style:style>
    <style:style style:name="T14" style:family="text">
      <style:text-properties fo:font-family="'Courier New'" style:font-style-name="Regular" style:font-family-generic="modern" style:font-pitch="fixed" fo:font-size="20pt" fo:font-style="italic" fo:font-weight="normal" style:font-size-asian="18pt" style:font-size-complex="18pt"/>
    </style:style>
    <style:style style:name="T15" style:family="text">
      <style:text-properties fo:font-family="'Cracked Johnnie'" style:font-pitch="variable" fo:font-size="16pt" style:font-size-asian="18pt" style:font-size-complex="18pt"/>
    </style:style>
    <style:style style:name="T16" style:family="text">
      <style:text-properties fo:font-family="'Cracked Johnnie'" style:font-pitch="variable" fo:font-size="9pt" style:font-size-asian="18pt" style:font-size-complex="18pt"/>
    </style:style>
    <style:style style:name="T17" style:family="text">
      <style:text-properties fo:color="#666666" fo:font-size="10pt" style:font-size-asian="18pt" style:font-size-complex="18pt"/>
    </style:style>
    <style:style style:name="T18" style:family="text">
      <style:text-properties fo:font-size="22pt"/>
    </style:style>
    <style:style style:name="T19" style:family="text">
      <style:text-properties fo:font-family="'Cracked Johnnie'" style:font-pitch="variable" fo:font-size="16pt"/>
    </style:style>
    <style:style style:name="T20" style:family="text">
      <style:text-properties fo:font-family="Arial" style:font-family-generic="swiss" style:font-pitch="variable" fo:font-size="16pt"/>
    </style:style>
    <style:style style:name="T21" style:family="text">
      <style:text-properties fo:font-family="'Cracked Johnnie'" style:font-pitch="variable" fo:font-size="12pt"/>
    </style:style>
    <style:style style:name="T22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2cm" svg:height="5.85cm" svg:x="23.5cm" svg:y="9.625cm">
          <text:p text:style-name="P1"><text:span text:style-name="T1">Resulting Crypto</text:span></text:p>
        </draw:rect>
        <draw:g>
          <draw:rect draw:style-name="gr2" draw:text-style-name="P3" draw:layer="layout" svg:width="0.5cm" svg:height="4.5cm" svg:x="27cm" svg:y="3cm">
            <text:p text:style-name="P4"/>
          </draw:rect>
          <draw:line draw:style-name="gr2" draw:text-style-name="P3" draw:layer="layout" svg:x1="27cm" svg:y1="3.5cm" svg:x2="27.5cm" svg:y2="3.5cm">
            <text:p text:style-name="P4"/>
          </draw:line>
          <draw:line draw:style-name="gr2" draw:text-style-name="P3" draw:layer="layout" svg:x1="27cm" svg:y1="4cm" svg:x2="27.5cm" svg:y2="4cm">
            <text:p text:style-name="P4"/>
          </draw:line>
          <draw:line draw:style-name="gr2" draw:text-style-name="P3" draw:layer="layout" svg:x1="27cm" svg:y1="4.5cm" svg:x2="27.5cm" svg:y2="4.5cm">
            <text:p text:style-name="P4"/>
          </draw:line>
          <draw:line draw:style-name="gr2" draw:text-style-name="P3" draw:layer="layout" svg:x1="27cm" svg:y1="5cm" svg:x2="27.5cm" svg:y2="5cm">
            <text:p text:style-name="P4"/>
          </draw:line>
          <draw:line draw:style-name="gr2" draw:text-style-name="P3" draw:layer="layout" svg:x1="27cm" svg:y1="5.5cm" svg:x2="27.5cm" svg:y2="5.5cm">
            <text:p text:style-name="P4"/>
          </draw:line>
          <draw:line draw:style-name="gr2" draw:text-style-name="P3" draw:layer="layout" svg:x1="27cm" svg:y1="6cm" svg:x2="27.5cm" svg:y2="6cm">
            <text:p text:style-name="P4"/>
          </draw:line>
          <draw:line draw:style-name="gr2" draw:text-style-name="P3" draw:layer="layout" svg:x1="27cm" svg:y1="6.5cm" svg:x2="27.5cm" svg:y2="6.5cm">
            <text:p text:style-name="P4"/>
          </draw:line>
          <draw:line draw:style-name="gr2" draw:text-style-name="P3" draw:layer="layout" svg:x1="27cm" svg:y1="7cm" svg:x2="27.5cm" svg:y2="7cm">
            <text:p text:style-name="P4"/>
          </draw:line>
        </draw:g>
        <draw:g>
          <draw:rect draw:style-name="gr2" draw:text-style-name="P3" draw:layer="layout" svg:width="1.5cm" svg:height="16cm" svg:x="2cm" svg:y="3cm">
            <text:p text:style-name="P4"/>
          </draw:rect>
          <draw:line draw:style-name="gr2" draw:text-style-name="P3" draw:layer="layout" svg:x1="2cm" svg:y1="3.5cm" svg:x2="3.5cm" svg:y2="3.5cm">
            <text:p text:style-name="P4"/>
          </draw:line>
          <draw:line draw:style-name="gr2" draw:text-style-name="P3" draw:layer="layout" svg:x1="2cm" svg:y1="4cm" svg:x2="3.5cm" svg:y2="4cm">
            <text:p text:style-name="P4"/>
          </draw:line>
          <draw:line draw:style-name="gr2" draw:text-style-name="P3" draw:layer="layout" svg:x1="2cm" svg:y1="4.5cm" svg:x2="3.5cm" svg:y2="4.5cm">
            <text:p text:style-name="P4"/>
          </draw:line>
          <draw:line draw:style-name="gr2" draw:text-style-name="P3" draw:layer="layout" svg:x1="2cm" svg:y1="5cm" svg:x2="3.5cm" svg:y2="5cm">
            <text:p text:style-name="P4"/>
          </draw:line>
          <draw:line draw:style-name="gr2" draw:text-style-name="P3" draw:layer="layout" svg:x1="2cm" svg:y1="5.5cm" svg:x2="3.5cm" svg:y2="5.5cm">
            <text:p text:style-name="P4"/>
          </draw:line>
          <draw:line draw:style-name="gr2" draw:text-style-name="P3" draw:layer="layout" svg:x1="2cm" svg:y1="6cm" svg:x2="3.5cm" svg:y2="6cm">
            <text:p text:style-name="P4"/>
          </draw:line>
          <draw:line draw:style-name="gr2" draw:text-style-name="P3" draw:layer="layout" svg:x1="2cm" svg:y1="6.5cm" svg:x2="3.5cm" svg:y2="6.5cm">
            <text:p text:style-name="P4"/>
          </draw:line>
          <draw:line draw:style-name="gr2" draw:text-style-name="P3" draw:layer="layout" svg:x1="2cm" svg:y1="7cm" svg:x2="3.5cm" svg:y2="7cm">
            <text:p text:style-name="P4"/>
          </draw:line>
          <draw:line draw:style-name="gr2" draw:text-style-name="P3" draw:layer="layout" svg:x1="2cm" svg:y1="7.5cm" svg:x2="3.5cm" svg:y2="7.5cm">
            <text:p text:style-name="P4"/>
          </draw:line>
          <draw:line draw:style-name="gr2" draw:text-style-name="P3" draw:layer="layout" svg:x1="2cm" svg:y1="8cm" svg:x2="3.5cm" svg:y2="8cm">
            <text:p text:style-name="P4"/>
          </draw:line>
          <draw:line draw:style-name="gr2" draw:text-style-name="P3" draw:layer="layout" svg:x1="2cm" svg:y1="8.5cm" svg:x2="3.5cm" svg:y2="8.5cm">
            <text:p text:style-name="P4"/>
          </draw:line>
          <draw:line draw:style-name="gr2" draw:text-style-name="P3" draw:layer="layout" svg:x1="2cm" svg:y1="9cm" svg:x2="3.5cm" svg:y2="9cm">
            <text:p text:style-name="P4"/>
          </draw:line>
          <draw:line draw:style-name="gr2" draw:text-style-name="P3" draw:layer="layout" svg:x1="2cm" svg:y1="9.5cm" svg:x2="3.5cm" svg:y2="9.5cm">
            <text:p text:style-name="P4"/>
          </draw:line>
          <draw:line draw:style-name="gr2" draw:text-style-name="P3" draw:layer="layout" svg:x1="2cm" svg:y1="10cm" svg:x2="3.5cm" svg:y2="10cm">
            <text:p text:style-name="P4"/>
          </draw:line>
          <draw:line draw:style-name="gr2" draw:text-style-name="P3" draw:layer="layout" svg:x1="2cm" svg:y1="10.5cm" svg:x2="3.5cm" svg:y2="10.5cm">
            <text:p text:style-name="P4"/>
          </draw:line>
          <draw:line draw:style-name="gr2" draw:text-style-name="P3" draw:layer="layout" svg:x1="2cm" svg:y1="11cm" svg:x2="3.5cm" svg:y2="11cm">
            <text:p text:style-name="P4"/>
          </draw:line>
          <draw:line draw:style-name="gr2" draw:text-style-name="P3" draw:layer="layout" svg:x1="2cm" svg:y1="11.5cm" svg:x2="3.5cm" svg:y2="11.5cm">
            <text:p text:style-name="P4"/>
          </draw:line>
          <draw:line draw:style-name="gr2" draw:text-style-name="P3" draw:layer="layout" svg:x1="2cm" svg:y1="12cm" svg:x2="3.5cm" svg:y2="12cm">
            <text:p text:style-name="P4"/>
          </draw:line>
          <draw:line draw:style-name="gr2" draw:text-style-name="P3" draw:layer="layout" svg:x1="2cm" svg:y1="12.5cm" svg:x2="3.5cm" svg:y2="12.5cm">
            <text:p text:style-name="P4"/>
          </draw:line>
          <draw:line draw:style-name="gr2" draw:text-style-name="P3" draw:layer="layout" svg:x1="2cm" svg:y1="13cm" svg:x2="3.5cm" svg:y2="13cm">
            <text:p text:style-name="P4"/>
          </draw:line>
          <draw:line draw:style-name="gr2" draw:text-style-name="P3" draw:layer="layout" svg:x1="2cm" svg:y1="13.5cm" svg:x2="3.5cm" svg:y2="13.5cm">
            <text:p text:style-name="P4"/>
          </draw:line>
          <draw:line draw:style-name="gr2" draw:text-style-name="P3" draw:layer="layout" svg:x1="2cm" svg:y1="14cm" svg:x2="3.5cm" svg:y2="14cm">
            <text:p text:style-name="P4"/>
          </draw:line>
          <draw:line draw:style-name="gr2" draw:text-style-name="P3" draw:layer="layout" svg:x1="2cm" svg:y1="14.5cm" svg:x2="3.5cm" svg:y2="14.5cm">
            <text:p text:style-name="P4"/>
          </draw:line>
          <draw:line draw:style-name="gr2" draw:text-style-name="P3" draw:layer="layout" svg:x1="2cm" svg:y1="15cm" svg:x2="3.5cm" svg:y2="15cm">
            <text:p text:style-name="P4"/>
          </draw:line>
          <draw:line draw:style-name="gr2" draw:text-style-name="P3" draw:layer="layout" svg:x1="2cm" svg:y1="15.5cm" svg:x2="3.5cm" svg:y2="15.5cm">
            <text:p text:style-name="P4"/>
          </draw:line>
          <draw:line draw:style-name="gr2" draw:text-style-name="P3" draw:layer="layout" svg:x1="2cm" svg:y1="16cm" svg:x2="3.5cm" svg:y2="16cm">
            <text:p text:style-name="P4"/>
          </draw:line>
          <draw:line draw:style-name="gr2" draw:text-style-name="P3" draw:layer="layout" svg:x1="2cm" svg:y1="16.5cm" svg:x2="3.5cm" svg:y2="16.5cm">
            <text:p text:style-name="P4"/>
          </draw:line>
          <draw:line draw:style-name="gr2" draw:text-style-name="P3" draw:layer="layout" svg:x1="2cm" svg:y1="17cm" svg:x2="3.5cm" svg:y2="17cm">
            <text:p text:style-name="P4"/>
          </draw:line>
          <draw:line draw:style-name="gr2" draw:text-style-name="P3" draw:layer="layout" svg:x1="2cm" svg:y1="17cm" svg:x2="3.5cm" svg:y2="17cm">
            <text:p text:style-name="P4"/>
          </draw:line>
          <draw:line draw:style-name="gr2" draw:text-style-name="P3" draw:layer="layout" svg:x1="2cm" svg:y1="17.5cm" svg:x2="3.5cm" svg:y2="17.5cm">
            <text:p text:style-name="P4"/>
          </draw:line>
          <draw:line draw:style-name="gr2" draw:text-style-name="P3" draw:layer="layout" svg:x1="2cm" svg:y1="18cm" svg:x2="3.5cm" svg:y2="18cm">
            <text:p text:style-name="P4"/>
          </draw:line>
          <draw:line draw:style-name="gr2" draw:text-style-name="P3" draw:layer="layout" svg:x1="2cm" svg:y1="18.5cm" svg:x2="3.5cm" svg:y2="18.5cm">
            <text:p text:style-name="P4"/>
          </draw:line>
          <draw:line draw:style-name="gr2" draw:text-style-name="P3" draw:layer="layout" svg:x1="2cm" svg:y1="16cm" svg:x2="3.5cm" svg:y2="16cm">
            <text:p text:style-name="P4"/>
          </draw:line>
        </draw:g>
        <draw:g>
          <draw:rect draw:style-name="gr2" draw:text-style-name="P3" draw:layer="layout" svg:width="0.5cm" svg:height="4.5cm" svg:x="24cm" svg:y="3cm">
            <text:p text:style-name="P4"/>
          </draw:rect>
          <draw:line draw:style-name="gr2" draw:text-style-name="P3" draw:layer="layout" svg:x1="24cm" svg:y1="3.5cm" svg:x2="24.5cm" svg:y2="3.5cm">
            <text:p text:style-name="P4"/>
          </draw:line>
          <draw:line draw:style-name="gr2" draw:text-style-name="P3" draw:layer="layout" svg:x1="24cm" svg:y1="4cm" svg:x2="24.5cm" svg:y2="4cm">
            <text:p text:style-name="P4"/>
          </draw:line>
          <draw:line draw:style-name="gr2" draw:text-style-name="P3" draw:layer="layout" svg:x1="24cm" svg:y1="4.5cm" svg:x2="24.5cm" svg:y2="4.5cm">
            <text:p text:style-name="P4"/>
          </draw:line>
          <draw:line draw:style-name="gr2" draw:text-style-name="P3" draw:layer="layout" svg:x1="24cm" svg:y1="5cm" svg:x2="24.5cm" svg:y2="5cm">
            <text:p text:style-name="P4"/>
          </draw:line>
          <draw:line draw:style-name="gr2" draw:text-style-name="P3" draw:layer="layout" svg:x1="24cm" svg:y1="5.5cm" svg:x2="24.5cm" svg:y2="5.5cm">
            <text:p text:style-name="P4"/>
          </draw:line>
          <draw:line draw:style-name="gr2" draw:text-style-name="P3" draw:layer="layout" svg:x1="24cm" svg:y1="6cm" svg:x2="24.5cm" svg:y2="6cm">
            <text:p text:style-name="P4"/>
          </draw:line>
          <draw:line draw:style-name="gr2" draw:text-style-name="P3" draw:layer="layout" svg:x1="24cm" svg:y1="6.5cm" svg:x2="24.5cm" svg:y2="6.5cm">
            <text:p text:style-name="P4"/>
          </draw:line>
          <draw:line draw:style-name="gr2" draw:text-style-name="P3" draw:layer="layout" svg:x1="24cm" svg:y1="7cm" svg:x2="24.5cm" svg:y2="7cm">
            <text:p text:style-name="P4"/>
          </draw:line>
        </draw:g>
        <draw:g>
          <draw:rect draw:style-name="gr2" draw:text-style-name="P3" draw:layer="layout" svg:width="1.925cm" svg:height="16cm" svg:x="8.2cm" svg:y="3cm">
            <text:p text:style-name="P4"/>
          </draw:rect>
          <draw:line draw:style-name="gr2" draw:text-style-name="P3" draw:layer="layout" svg:x1="8.2cm" svg:y1="3.5cm" svg:x2="10.125cm" svg:y2="3.5cm">
            <text:p text:style-name="P4"/>
          </draw:line>
          <draw:line draw:style-name="gr2" draw:text-style-name="P3" draw:layer="layout" svg:x1="8.2cm" svg:y1="4cm" svg:x2="10.125cm" svg:y2="4cm">
            <text:p text:style-name="P4"/>
          </draw:line>
          <draw:line draw:style-name="gr2" draw:text-style-name="P3" draw:layer="layout" svg:x1="8.2cm" svg:y1="4.5cm" svg:x2="10.125cm" svg:y2="4.5cm">
            <text:p text:style-name="P4"/>
          </draw:line>
          <draw:line draw:style-name="gr2" draw:text-style-name="P3" draw:layer="layout" svg:x1="8.2cm" svg:y1="5cm" svg:x2="10.125cm" svg:y2="5cm">
            <text:p text:style-name="P4"/>
          </draw:line>
          <draw:line draw:style-name="gr2" draw:text-style-name="P3" draw:layer="layout" svg:x1="8.2cm" svg:y1="5.5cm" svg:x2="10.125cm" svg:y2="5.5cm">
            <text:p text:style-name="P4"/>
          </draw:line>
          <draw:line draw:style-name="gr2" draw:text-style-name="P3" draw:layer="layout" svg:x1="8.2cm" svg:y1="6cm" svg:x2="10.125cm" svg:y2="6cm">
            <text:p text:style-name="P4"/>
          </draw:line>
          <draw:line draw:style-name="gr2" draw:text-style-name="P3" draw:layer="layout" svg:x1="8.2cm" svg:y1="6.5cm" svg:x2="10.125cm" svg:y2="6.5cm">
            <text:p text:style-name="P4"/>
          </draw:line>
          <draw:line draw:style-name="gr2" draw:text-style-name="P3" draw:layer="layout" svg:x1="8.2cm" svg:y1="7cm" svg:x2="10.125cm" svg:y2="7cm">
            <text:p text:style-name="P4"/>
          </draw:line>
          <draw:line draw:style-name="gr2" draw:text-style-name="P3" draw:layer="layout" svg:x1="8.2cm" svg:y1="7.5cm" svg:x2="10.125cm" svg:y2="7.5cm">
            <text:p text:style-name="P4"/>
          </draw:line>
          <draw:line draw:style-name="gr2" draw:text-style-name="P3" draw:layer="layout" svg:x1="8.2cm" svg:y1="8cm" svg:x2="10.125cm" svg:y2="8cm">
            <text:p text:style-name="P4"/>
          </draw:line>
          <draw:line draw:style-name="gr2" draw:text-style-name="P3" draw:layer="layout" svg:x1="8.2cm" svg:y1="8.5cm" svg:x2="10.125cm" svg:y2="8.5cm">
            <text:p text:style-name="P4"/>
          </draw:line>
          <draw:line draw:style-name="gr2" draw:text-style-name="P3" draw:layer="layout" svg:x1="8.2cm" svg:y1="9cm" svg:x2="10.125cm" svg:y2="9cm">
            <text:p text:style-name="P4"/>
          </draw:line>
          <draw:line draw:style-name="gr2" draw:text-style-name="P3" draw:layer="layout" svg:x1="8.2cm" svg:y1="9.5cm" svg:x2="10.125cm" svg:y2="9.5cm">
            <text:p text:style-name="P4"/>
          </draw:line>
          <draw:line draw:style-name="gr2" draw:text-style-name="P3" draw:layer="layout" svg:x1="8.2cm" svg:y1="10cm" svg:x2="10.125cm" svg:y2="10cm">
            <text:p text:style-name="P4"/>
          </draw:line>
          <draw:line draw:style-name="gr2" draw:text-style-name="P3" draw:layer="layout" svg:x1="8.2cm" svg:y1="10.5cm" svg:x2="10.125cm" svg:y2="10.5cm">
            <text:p text:style-name="P4"/>
          </draw:line>
          <draw:line draw:style-name="gr2" draw:text-style-name="P3" draw:layer="layout" svg:x1="8.2cm" svg:y1="11cm" svg:x2="10.125cm" svg:y2="11cm">
            <text:p text:style-name="P4"/>
          </draw:line>
          <draw:line draw:style-name="gr2" draw:text-style-name="P3" draw:layer="layout" svg:x1="8.2cm" svg:y1="11.5cm" svg:x2="10.125cm" svg:y2="11.5cm">
            <text:p text:style-name="P4"/>
          </draw:line>
          <draw:line draw:style-name="gr2" draw:text-style-name="P3" draw:layer="layout" svg:x1="8.2cm" svg:y1="12cm" svg:x2="10.125cm" svg:y2="12cm">
            <text:p text:style-name="P4"/>
          </draw:line>
          <draw:line draw:style-name="gr2" draw:text-style-name="P3" draw:layer="layout" svg:x1="8.2cm" svg:y1="12.5cm" svg:x2="10.125cm" svg:y2="12.5cm">
            <text:p text:style-name="P4"/>
          </draw:line>
          <draw:line draw:style-name="gr2" draw:text-style-name="P3" draw:layer="layout" svg:x1="8.2cm" svg:y1="13cm" svg:x2="10.125cm" svg:y2="13cm">
            <text:p text:style-name="P4"/>
          </draw:line>
          <draw:line draw:style-name="gr2" draw:text-style-name="P3" draw:layer="layout" svg:x1="8.2cm" svg:y1="13.5cm" svg:x2="10.125cm" svg:y2="13.5cm">
            <text:p text:style-name="P4"/>
          </draw:line>
          <draw:line draw:style-name="gr2" draw:text-style-name="P3" draw:layer="layout" svg:x1="8.2cm" svg:y1="14cm" svg:x2="10.125cm" svg:y2="14cm">
            <text:p text:style-name="P4"/>
          </draw:line>
          <draw:line draw:style-name="gr2" draw:text-style-name="P3" draw:layer="layout" svg:x1="8.2cm" svg:y1="14.5cm" svg:x2="10.125cm" svg:y2="14.5cm">
            <text:p text:style-name="P4"/>
          </draw:line>
          <draw:line draw:style-name="gr2" draw:text-style-name="P3" draw:layer="layout" svg:x1="8.2cm" svg:y1="15cm" svg:x2="10.125cm" svg:y2="15cm">
            <text:p text:style-name="P4"/>
          </draw:line>
          <draw:line draw:style-name="gr2" draw:text-style-name="P3" draw:layer="layout" svg:x1="8.2cm" svg:y1="15.5cm" svg:x2="10.125cm" svg:y2="15.5cm">
            <text:p text:style-name="P4"/>
          </draw:line>
          <draw:line draw:style-name="gr2" draw:text-style-name="P3" draw:layer="layout" svg:x1="8.2cm" svg:y1="16cm" svg:x2="10.125cm" svg:y2="16cm">
            <text:p text:style-name="P4"/>
          </draw:line>
          <draw:line draw:style-name="gr2" draw:text-style-name="P3" draw:layer="layout" svg:x1="8.2cm" svg:y1="16.5cm" svg:x2="10.125cm" svg:y2="16.5cm">
            <text:p text:style-name="P4"/>
          </draw:line>
          <draw:line draw:style-name="gr2" draw:text-style-name="P3" draw:layer="layout" svg:x1="8.2cm" svg:y1="17cm" svg:x2="10.125cm" svg:y2="17cm">
            <text:p text:style-name="P4"/>
          </draw:line>
          <draw:line draw:style-name="gr2" draw:text-style-name="P3" draw:layer="layout" svg:x1="8.2cm" svg:y1="17cm" svg:x2="10.125cm" svg:y2="17cm">
            <text:p text:style-name="P4"/>
          </draw:line>
          <draw:line draw:style-name="gr2" draw:text-style-name="P3" draw:layer="layout" svg:x1="8.2cm" svg:y1="17.5cm" svg:x2="10.125cm" svg:y2="17.5cm">
            <text:p text:style-name="P4"/>
          </draw:line>
          <draw:line draw:style-name="gr2" draw:text-style-name="P3" draw:layer="layout" svg:x1="8.2cm" svg:y1="18cm" svg:x2="10.125cm" svg:y2="18cm">
            <text:p text:style-name="P4"/>
          </draw:line>
          <draw:line draw:style-name="gr2" draw:text-style-name="P3" draw:layer="layout" svg:x1="8.2cm" svg:y1="18.5cm" svg:x2="10.125cm" svg:y2="18.5cm">
            <text:p text:style-name="P4"/>
          </draw:line>
          <draw:line draw:style-name="gr2" draw:text-style-name="P3" draw:layer="layout" svg:x1="8.2cm" svg:y1="16cm" svg:x2="10.125cm" svg:y2="16cm">
            <text:p text:style-name="P4"/>
          </draw:line>
        </draw:g>
        <draw:g>
          <draw:rect draw:style-name="gr2" draw:text-style-name="P3" draw:layer="layout" svg:width="1.075cm" svg:height="16cm" svg:x="19.3cm" svg:y="3cm">
            <text:p text:style-name="P4"/>
          </draw:rect>
          <draw:line draw:style-name="gr2" draw:text-style-name="P3" draw:layer="layout" svg:x1="19.3cm" svg:y1="3.5cm" svg:x2="20.375cm" svg:y2="3.5cm">
            <text:p text:style-name="P4"/>
          </draw:line>
          <draw:line draw:style-name="gr2" draw:text-style-name="P3" draw:layer="layout" svg:x1="19.3cm" svg:y1="4cm" svg:x2="20.375cm" svg:y2="4cm">
            <text:p text:style-name="P4"/>
          </draw:line>
          <draw:line draw:style-name="gr2" draw:text-style-name="P3" draw:layer="layout" svg:x1="19.3cm" svg:y1="4.5cm" svg:x2="20.375cm" svg:y2="4.5cm">
            <text:p text:style-name="P4"/>
          </draw:line>
          <draw:line draw:style-name="gr2" draw:text-style-name="P3" draw:layer="layout" svg:x1="19.3cm" svg:y1="5cm" svg:x2="20.375cm" svg:y2="5cm">
            <text:p text:style-name="P4"/>
          </draw:line>
          <draw:line draw:style-name="gr2" draw:text-style-name="P3" draw:layer="layout" svg:x1="19.3cm" svg:y1="5.5cm" svg:x2="20.375cm" svg:y2="5.5cm">
            <text:p text:style-name="P4"/>
          </draw:line>
          <draw:line draw:style-name="gr2" draw:text-style-name="P3" draw:layer="layout" svg:x1="19.3cm" svg:y1="6cm" svg:x2="20.375cm" svg:y2="6cm">
            <text:p text:style-name="P4"/>
          </draw:line>
          <draw:line draw:style-name="gr2" draw:text-style-name="P3" draw:layer="layout" svg:x1="19.3cm" svg:y1="6.5cm" svg:x2="20.375cm" svg:y2="6.5cm">
            <text:p text:style-name="P4"/>
          </draw:line>
          <draw:line draw:style-name="gr2" draw:text-style-name="P3" draw:layer="layout" svg:x1="19.3cm" svg:y1="7cm" svg:x2="20.375cm" svg:y2="7cm">
            <text:p text:style-name="P4"/>
          </draw:line>
          <draw:line draw:style-name="gr2" draw:text-style-name="P3" draw:layer="layout" svg:x1="19.3cm" svg:y1="7.5cm" svg:x2="20.375cm" svg:y2="7.5cm">
            <text:p text:style-name="P4"/>
          </draw:line>
          <draw:line draw:style-name="gr2" draw:text-style-name="P3" draw:layer="layout" svg:x1="19.3cm" svg:y1="8cm" svg:x2="20.375cm" svg:y2="8cm">
            <text:p text:style-name="P4"/>
          </draw:line>
          <draw:line draw:style-name="gr2" draw:text-style-name="P3" draw:layer="layout" svg:x1="19.3cm" svg:y1="8.5cm" svg:x2="20.375cm" svg:y2="8.5cm">
            <text:p text:style-name="P4"/>
          </draw:line>
          <draw:line draw:style-name="gr2" draw:text-style-name="P3" draw:layer="layout" svg:x1="19.3cm" svg:y1="9cm" svg:x2="20.375cm" svg:y2="9cm">
            <text:p text:style-name="P4"/>
          </draw:line>
          <draw:line draw:style-name="gr2" draw:text-style-name="P3" draw:layer="layout" svg:x1="19.3cm" svg:y1="9.5cm" svg:x2="20.375cm" svg:y2="9.5cm">
            <text:p text:style-name="P4"/>
          </draw:line>
          <draw:line draw:style-name="gr2" draw:text-style-name="P3" draw:layer="layout" svg:x1="19.3cm" svg:y1="10cm" svg:x2="20.375cm" svg:y2="10cm">
            <text:p text:style-name="P4"/>
          </draw:line>
          <draw:line draw:style-name="gr2" draw:text-style-name="P3" draw:layer="layout" svg:x1="19.3cm" svg:y1="10.5cm" svg:x2="20.375cm" svg:y2="10.5cm">
            <text:p text:style-name="P4"/>
          </draw:line>
          <draw:line draw:style-name="gr2" draw:text-style-name="P3" draw:layer="layout" svg:x1="19.3cm" svg:y1="11cm" svg:x2="20.375cm" svg:y2="11cm">
            <text:p text:style-name="P4"/>
          </draw:line>
          <draw:line draw:style-name="gr2" draw:text-style-name="P3" draw:layer="layout" svg:x1="19.3cm" svg:y1="11.5cm" svg:x2="20.375cm" svg:y2="11.5cm">
            <text:p text:style-name="P4"/>
          </draw:line>
          <draw:line draw:style-name="gr2" draw:text-style-name="P3" draw:layer="layout" svg:x1="19.3cm" svg:y1="12cm" svg:x2="20.375cm" svg:y2="12cm">
            <text:p text:style-name="P4"/>
          </draw:line>
          <draw:line draw:style-name="gr2" draw:text-style-name="P3" draw:layer="layout" svg:x1="19.3cm" svg:y1="12.5cm" svg:x2="20.375cm" svg:y2="12.5cm">
            <text:p text:style-name="P4"/>
          </draw:line>
          <draw:line draw:style-name="gr2" draw:text-style-name="P3" draw:layer="layout" svg:x1="19.3cm" svg:y1="13cm" svg:x2="20.375cm" svg:y2="13cm">
            <text:p text:style-name="P4"/>
          </draw:line>
          <draw:line draw:style-name="gr2" draw:text-style-name="P3" draw:layer="layout" svg:x1="19.3cm" svg:y1="13.5cm" svg:x2="20.375cm" svg:y2="13.5cm">
            <text:p text:style-name="P4"/>
          </draw:line>
          <draw:line draw:style-name="gr2" draw:text-style-name="P3" draw:layer="layout" svg:x1="19.3cm" svg:y1="14cm" svg:x2="20.375cm" svg:y2="14cm">
            <text:p text:style-name="P4"/>
          </draw:line>
          <draw:line draw:style-name="gr2" draw:text-style-name="P3" draw:layer="layout" svg:x1="19.3cm" svg:y1="14.5cm" svg:x2="20.375cm" svg:y2="14.5cm">
            <text:p text:style-name="P4"/>
          </draw:line>
          <draw:line draw:style-name="gr2" draw:text-style-name="P3" draw:layer="layout" svg:x1="19.3cm" svg:y1="15cm" svg:x2="20.375cm" svg:y2="15cm">
            <text:p text:style-name="P4"/>
          </draw:line>
          <draw:line draw:style-name="gr2" draw:text-style-name="P3" draw:layer="layout" svg:x1="19.3cm" svg:y1="15.5cm" svg:x2="20.375cm" svg:y2="15.5cm">
            <text:p text:style-name="P4"/>
          </draw:line>
          <draw:line draw:style-name="gr2" draw:text-style-name="P3" draw:layer="layout" svg:x1="19.3cm" svg:y1="16cm" svg:x2="20.375cm" svg:y2="16cm">
            <text:p text:style-name="P4"/>
          </draw:line>
          <draw:line draw:style-name="gr2" draw:text-style-name="P3" draw:layer="layout" svg:x1="19.3cm" svg:y1="16.5cm" svg:x2="20.375cm" svg:y2="16.5cm">
            <text:p text:style-name="P4"/>
          </draw:line>
          <draw:line draw:style-name="gr2" draw:text-style-name="P3" draw:layer="layout" svg:x1="19.3cm" svg:y1="17cm" svg:x2="20.375cm" svg:y2="17cm">
            <text:p text:style-name="P4"/>
          </draw:line>
          <draw:line draw:style-name="gr2" draw:text-style-name="P3" draw:layer="layout" svg:x1="19.3cm" svg:y1="17cm" svg:x2="20.375cm" svg:y2="17cm">
            <text:p text:style-name="P4"/>
          </draw:line>
          <draw:line draw:style-name="gr2" draw:text-style-name="P3" draw:layer="layout" svg:x1="19.3cm" svg:y1="17.5cm" svg:x2="20.375cm" svg:y2="17.5cm">
            <text:p text:style-name="P4"/>
          </draw:line>
          <draw:line draw:style-name="gr2" draw:text-style-name="P3" draw:layer="layout" svg:x1="19.3cm" svg:y1="18cm" svg:x2="20.375cm" svg:y2="18cm">
            <text:p text:style-name="P4"/>
          </draw:line>
          <draw:line draw:style-name="gr2" draw:text-style-name="P3" draw:layer="layout" svg:x1="19.3cm" svg:y1="18.5cm" svg:x2="20.375cm" svg:y2="18.5cm">
            <text:p text:style-name="P4"/>
          </draw:line>
          <draw:line draw:style-name="gr2" draw:text-style-name="P3" draw:layer="layout" svg:x1="19.3cm" svg:y1="16cm" svg:x2="20.375cm" svg:y2="16cm">
            <text:p text:style-name="P4"/>
          </draw:line>
        </draw:g>
        <draw:frame draw:style-name="gr3" draw:layer="layout" svg:width="0.853cm" svg:height="0.963cm" svg:x="4cm" svg:y="3.5cm">
          <draw:text-box>
            <text:p text:style-name="P4">a</text:p>
          </draw:text-box>
        </draw:frame>
        <draw:frame draw:style-name="gr3" draw:text-style-name="P5" draw:layer="layout" svg:width="0.739cm" svg:height="0.725cm" svg:x="4.361cm" svg:y="3.876cm">
          <draw:text-box>
            <text:p text:style-name="P4"><text:span text:style-name="T2">0</text:span></text:p>
          </draw:text-box>
        </draw:frame>
        <draw:line draw:style-name="gr2" draw:text-style-name="P3" draw:layer="layout" svg:x1="3.5cm" svg:y1="3cm" svg:x2="4cm" svg:y2="3.5cm">
          <text:p text:style-name="P4"/>
        </draw:line>
        <draw:line draw:style-name="gr2" draw:text-style-name="P3" draw:layer="layout" svg:x1="4cm" svg:y1="3.5cm" svg:x2="4cm" svg:y2="4.5cm">
          <text:p text:style-name="P4"/>
        </draw:line>
        <draw:line draw:style-name="gr2" draw:text-style-name="P3" draw:layer="layout" svg:x1="4cm" svg:y1="4.5cm" svg:x2="3.5cm" svg:y2="5cm">
          <text:p text:style-name="P4"/>
        </draw:line>
        <draw:line draw:style-name="gr2" draw:text-style-name="P3" draw:layer="layout" svg:x1="3.5cm" svg:y1="5cm" svg:x2="4cm" svg:y2="5.5cm">
          <text:p text:style-name="P4"/>
        </draw:line>
        <draw:line draw:style-name="gr2" draw:text-style-name="P3" draw:layer="layout" svg:x1="4cm" svg:y1="5.5cm" svg:x2="4cm" svg:y2="6cm">
          <text:p text:style-name="P4"/>
        </draw:line>
        <draw:line draw:style-name="gr2" draw:text-style-name="P3" draw:layer="layout" svg:x1="4cm" svg:y1="6cm" svg:x2="3.5cm" svg:y2="6.5cm">
          <text:p text:style-name="P4"/>
        </draw:line>
        <draw:g>
          <draw:line draw:style-name="gr2" draw:text-style-name="P3" draw:layer="layout" svg:x1="3.5cm" svg:y1="6.5cm" svg:x2="4cm" svg:y2="7cm">
            <text:p text:style-name="P4"/>
          </draw:line>
          <draw:line draw:style-name="gr2" draw:text-style-name="P3" draw:layer="layout" svg:x1="4cm" svg:y1="7cm" svg:x2="4cm" svg:y2="7.5cm">
            <text:p text:style-name="P4"/>
          </draw:line>
          <draw:line draw:style-name="gr2" draw:text-style-name="P3" draw:layer="layout" svg:x1="4cm" svg:y1="7.5cm" svg:x2="3.5cm" svg:y2="8cm">
            <text:p text:style-name="P4"/>
          </draw:line>
        </draw:g>
        <draw:g>
          <draw:line draw:style-name="gr2" draw:text-style-name="P3" draw:layer="layout" svg:x1="3.5cm" svg:y1="8cm" svg:x2="4cm" svg:y2="8.5cm">
            <text:p text:style-name="P4"/>
          </draw:line>
          <draw:line draw:style-name="gr2" draw:text-style-name="P3" draw:layer="layout" svg:x1="4cm" svg:y1="8.5cm" svg:x2="4cm" svg:y2="9cm">
            <text:p text:style-name="P4"/>
          </draw:line>
          <draw:line draw:style-name="gr2" draw:text-style-name="P3" draw:layer="layout" svg:x1="4cm" svg:y1="9cm" svg:x2="3.5cm" svg:y2="9.5cm">
            <text:p text:style-name="P4"/>
          </draw:line>
        </draw:g>
        <draw:g>
          <draw:line draw:style-name="gr2" draw:text-style-name="P3" draw:layer="layout" svg:x1="3.5cm" svg:y1="9.5cm" svg:x2="4cm" svg:y2="10cm">
            <text:p text:style-name="P4"/>
          </draw:line>
          <draw:line draw:style-name="gr2" draw:text-style-name="P3" draw:layer="layout" svg:x1="4cm" svg:y1="10cm" svg:x2="4cm" svg:y2="10.5cm">
            <text:p text:style-name="P4"/>
          </draw:line>
          <draw:line draw:style-name="gr2" draw:text-style-name="P3" draw:layer="layout" svg:x1="4cm" svg:y1="10.5cm" svg:x2="3.5cm" svg:y2="11cm">
            <text:p text:style-name="P4"/>
          </draw:line>
        </draw:g>
        <draw:g>
          <draw:line draw:style-name="gr2" draw:text-style-name="P3" draw:layer="layout" svg:x1="3.5cm" svg:y1="11cm" svg:x2="4cm" svg:y2="11.5cm">
            <text:p text:style-name="P4"/>
          </draw:line>
          <draw:line draw:style-name="gr2" draw:text-style-name="P3" draw:layer="layout" svg:x1="4cm" svg:y1="11.5cm" svg:x2="4cm" svg:y2="12cm">
            <text:p text:style-name="P4"/>
          </draw:line>
          <draw:line draw:style-name="gr2" draw:text-style-name="P3" draw:layer="layout" svg:x1="4cm" svg:y1="12cm" svg:x2="3.5cm" svg:y2="12.5cm">
            <text:p text:style-name="P4"/>
          </draw:line>
        </draw:g>
        <draw:g>
          <draw:line draw:style-name="gr2" draw:text-style-name="P3" draw:layer="layout" svg:x1="3.5cm" svg:y1="12.5cm" svg:x2="4cm" svg:y2="13cm">
            <text:p text:style-name="P4"/>
          </draw:line>
          <draw:line draw:style-name="gr2" draw:text-style-name="P3" draw:layer="layout" svg:x1="4cm" svg:y1="13cm" svg:x2="4cm" svg:y2="13.5cm">
            <text:p text:style-name="P4"/>
          </draw:line>
          <draw:line draw:style-name="gr2" draw:text-style-name="P3" draw:layer="layout" svg:x1="4cm" svg:y1="13.5cm" svg:x2="3.5cm" svg:y2="14cm">
            <text:p text:style-name="P4"/>
          </draw:line>
        </draw:g>
        <draw:g>
          <draw:line draw:style-name="gr2" draw:text-style-name="P3" draw:layer="layout" svg:x1="3.5cm" svg:y1="14cm" svg:x2="4cm" svg:y2="14.5cm">
            <text:p text:style-name="P4"/>
          </draw:line>
          <draw:line draw:style-name="gr2" draw:text-style-name="P3" draw:layer="layout" svg:x1="4cm" svg:y1="14.5cm" svg:x2="4cm" svg:y2="15cm">
            <text:p text:style-name="P4"/>
          </draw:line>
          <draw:line draw:style-name="gr2" draw:text-style-name="P3" draw:layer="layout" svg:x1="4cm" svg:y1="15cm" svg:x2="3.5cm" svg:y2="15.5cm">
            <text:p text:style-name="P4"/>
          </draw:line>
        </draw:g>
        <draw:g>
          <draw:line draw:style-name="gr2" draw:text-style-name="P3" draw:layer="layout" svg:x1="3.5cm" svg:y1="15.5cm" svg:x2="4cm" svg:y2="16cm">
            <text:p text:style-name="P4"/>
          </draw:line>
          <draw:line draw:style-name="gr2" draw:text-style-name="P3" draw:layer="layout" svg:x1="4cm" svg:y1="16cm" svg:x2="4cm" svg:y2="16.5cm">
            <text:p text:style-name="P4"/>
          </draw:line>
          <draw:line draw:style-name="gr2" draw:text-style-name="P3" draw:layer="layout" svg:x1="4cm" svg:y1="16.5cm" svg:x2="3.5cm" svg:y2="17cm">
            <text:p text:style-name="P4"/>
          </draw:line>
        </draw:g>
        <draw:g>
          <draw:line draw:style-name="gr2" draw:text-style-name="P3" draw:layer="layout" svg:x1="3.5cm" svg:y1="17cm" svg:x2="4cm" svg:y2="17.5cm">
            <text:p text:style-name="P4"/>
          </draw:line>
          <draw:line draw:style-name="gr2" draw:text-style-name="P3" draw:layer="layout" svg:x1="4cm" svg:y1="17.5cm" svg:x2="4cm" svg:y2="18cm">
            <text:p text:style-name="P4"/>
          </draw:line>
          <draw:line draw:style-name="gr2" draw:text-style-name="P3" draw:layer="layout" svg:x1="4cm" svg:y1="18cm" svg:x2="3.5cm" svg:y2="18.5cm">
            <text:p text:style-name="P4"/>
          </draw:line>
        </draw:g>
        <draw:frame draw:style-name="gr3" draw:layer="layout" svg:width="0.853cm" svg:height="0.963cm" svg:x="4cm" svg:y="5.306cm">
          <draw:text-box>
            <text:p text:style-name="P4">b</text:p>
          </draw:text-box>
        </draw:frame>
        <draw:frame draw:style-name="gr3" draw:text-style-name="P6" draw:layer="layout" svg:width="0.625cm" svg:height="0.734cm" svg:x="4.361cm" svg:y="5.6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4.5cm" svg:y="5.931cm">
          <draw:text-box>
            <text:p text:style-name="P4"><text:span text:style-name="T4">0</text:span></text:p>
          </draw:text-box>
        </draw:frame>
        <draw:frame draw:style-name="gr3" draw:layer="layout" svg:width="0.853cm" svg:height="0.963cm" svg:x="4cm" svg:y="6.806cm">
          <draw:text-box>
            <text:p text:style-name="P4">b</text:p>
          </draw:text-box>
        </draw:frame>
        <draw:frame draw:style-name="gr3" draw:text-style-name="P6" draw:layer="layout" svg:width="0.625cm" svg:height="0.734cm" svg:x="4.361cm" svg:y="7.1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4.5cm" svg:y="7.431cm">
          <draw:text-box>
            <text:p text:style-name="P4"><text:span text:style-name="T4">0</text:span></text:p>
          </draw:text-box>
        </draw:frame>
        <draw:frame draw:style-name="gr3" draw:layer="layout" svg:width="0.853cm" svg:height="0.963cm" svg:x="4cm" svg:y="8.306cm">
          <draw:text-box>
            <text:p text:style-name="P4">b</text:p>
          </draw:text-box>
        </draw:frame>
        <draw:frame draw:style-name="gr3" draw:text-style-name="P6" draw:layer="layout" svg:width="0.625cm" svg:height="0.734cm" svg:x="4.375cm" svg:y="8.65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4.5cm" svg:y="8.931cm">
          <draw:text-box>
            <text:p text:style-name="P4"><text:span text:style-name="T4">0</text:span></text:p>
          </draw:text-box>
        </draw:frame>
        <draw:frame draw:style-name="gr3" draw:layer="layout" svg:width="0.853cm" svg:height="0.963cm" svg:x="4cm" svg:y="9.806cm">
          <draw:text-box>
            <text:p text:style-name="P4">b</text:p>
          </draw:text-box>
        </draw:frame>
        <draw:frame draw:style-name="gr3" draw:text-style-name="P6" draw:layer="layout" svg:width="0.625cm" svg:height="0.734cm" svg:x="4.361cm" svg:y="10.1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4.5cm" svg:y="10.431cm">
          <draw:text-box>
            <text:p text:style-name="P4"><text:span text:style-name="T4">1</text:span></text:p>
          </draw:text-box>
        </draw:frame>
        <draw:frame draw:style-name="gr3" draw:layer="layout" svg:width="0.853cm" svg:height="0.963cm" svg:x="4cm" svg:y="11.306cm">
          <draw:text-box>
            <text:p text:style-name="P4">b</text:p>
          </draw:text-box>
        </draw:frame>
        <draw:frame draw:style-name="gr3" draw:text-style-name="P6" draw:layer="layout" svg:width="0.625cm" svg:height="0.734cm" svg:x="4.361cm" svg:y="11.6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4.5cm" svg:y="11.931cm">
          <draw:text-box>
            <text:p text:style-name="P4"><text:span text:style-name="T4">1</text:span></text:p>
          </draw:text-box>
        </draw:frame>
        <draw:frame draw:style-name="gr3" draw:layer="layout" svg:width="0.853cm" svg:height="0.963cm" svg:x="4cm" svg:y="12.806cm">
          <draw:text-box>
            <text:p text:style-name="P4">b</text:p>
          </draw:text-box>
        </draw:frame>
        <draw:frame draw:style-name="gr3" draw:text-style-name="P6" draw:layer="layout" svg:width="0.625cm" svg:height="0.734cm" svg:x="4.375cm" svg:y="13.15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4.5cm" svg:y="13.431cm">
          <draw:text-box>
            <text:p text:style-name="P4"><text:span text:style-name="T4">1</text:span></text:p>
          </draw:text-box>
        </draw:frame>
        <draw:frame draw:style-name="gr3" draw:layer="layout" svg:width="0.853cm" svg:height="0.963cm" svg:x="4cm" svg:y="14.306cm">
          <draw:text-box>
            <text:p text:style-name="P4">b</text:p>
          </draw:text-box>
        </draw:frame>
        <draw:frame draw:style-name="gr3" draw:text-style-name="P6" draw:layer="layout" svg:width="0.625cm" svg:height="0.734cm" svg:x="4.361cm" svg:y="14.6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4.5cm" svg:y="14.931cm">
          <draw:text-box>
            <text:p text:style-name="P4"><text:span text:style-name="T4">2</text:span></text:p>
          </draw:text-box>
        </draw:frame>
        <draw:frame draw:style-name="gr3" draw:layer="layout" svg:width="0.853cm" svg:height="0.963cm" svg:x="4cm" svg:y="15.806cm">
          <draw:text-box>
            <text:p text:style-name="P4">b</text:p>
          </draw:text-box>
        </draw:frame>
        <draw:frame draw:style-name="gr3" draw:text-style-name="P6" draw:layer="layout" svg:width="0.625cm" svg:height="0.734cm" svg:x="4.361cm" svg:y="16.1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4.5cm" svg:y="16.431cm">
          <draw:text-box>
            <text:p text:style-name="P4"><text:span text:style-name="T4">2</text:span></text:p>
          </draw:text-box>
        </draw:frame>
        <draw:frame draw:style-name="gr3" draw:layer="layout" svg:width="0.853cm" svg:height="0.963cm" svg:x="4cm" svg:y="17.306cm">
          <draw:text-box>
            <text:p text:style-name="P4">b</text:p>
          </draw:text-box>
        </draw:frame>
        <draw:frame draw:style-name="gr3" draw:text-style-name="P6" draw:layer="layout" svg:width="0.625cm" svg:height="0.734cm" svg:x="4.375cm" svg:y="17.65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4.5cm" svg:y="17.931cm">
          <draw:text-box>
            <text:p text:style-name="P4"><text:span text:style-name="T4">2</text:span></text:p>
          </draw:text-box>
        </draw:frame>
        <draw:frame draw:style-name="gr3" draw:text-style-name="P8" draw:layer="layout" svg:width="1.687cm" svg:height="1.407cm" svg:x="2.025cm" svg:y="1.475cm">
          <draw:text-box>
            <text:p text:style-name="P4"><text:span text:style-name="T5">K</text:span></text:p>
          </draw:text-box>
        </draw:frame>
        <draw:frame draw:style-name="gr3" draw:text-style-name="P8" draw:layer="layout" svg:width="2.331cm" svg:height="1.407cm" svg:x="7.969cm" svg:y="1.593cm">
          <draw:text-box>
            <text:p text:style-name="P4"><text:span text:style-name="T5">Pz</text:span></text:p>
          </draw:text-box>
        </draw:frame>
        <draw:frame draw:style-name="gr4" draw:text-style-name="P9" draw:layer="layout" svg:width="1.771cm" svg:height="1.407cm" svg:x="19.154cm" svg:y="1.5cm">
          <draw:text-box>
            <text:p text:style-name="P4"><text:span text:style-name="T5">V</text:span></text:p>
          </draw:text-box>
        </draw:frame>
        <draw:frame draw:style-name="gr3" draw:text-style-name="P8" draw:layer="layout" svg:width="1.505cm" svg:height="1.407cm" svg:x="23.475cm" svg:y="1.5cm">
          <draw:text-box>
            <text:p text:style-name="P4"><text:span text:style-name="T5">P</text:span></text:p>
          </draw:text-box>
        </draw:frame>
        <draw:frame draw:style-name="gr3" draw:text-style-name="P8" draw:layer="layout" svg:width="1.683cm" svg:height="1.407cm" svg:x="26.476cm" svg:y="1.501cm">
          <draw:text-box>
            <text:p text:style-name="P4"><text:span text:style-name="T5">C</text:span></text:p>
          </draw:text-box>
        </draw:frame>
        <draw:frame draw:style-name="gr5" draw:text-style-name="P10" draw:layer="layout" svg:width="1.625cm" svg:height="0.569cm" svg:x="8.25cm" svg:y="3cm">
          <draw:text-box>
            <text:p text:style-name="P4"><text:span text:style-name="T4">1000003</text:span></text:p>
          </draw:text-box>
        </draw:frame>
        <draw:frame draw:style-name="gr5" draw:text-style-name="P10" draw:layer="layout" svg:width="1.625cm" svg:height="0.569cm" svg:x="8.25cm" svg:y="3.5cm">
          <draw:text-box>
            <text:p text:style-name="P4"><text:span text:style-name="T4">1000033</text:span></text:p>
          </draw:text-box>
        </draw:frame>
        <draw:frame draw:style-name="gr5" draw:text-style-name="P10" draw:layer="layout" svg:width="1.625cm" svg:height="0.569cm" svg:x="8.25cm" svg:y="4cm">
          <draw:text-box>
            <text:p text:style-name="P4"><text:span text:style-name="T4">1000037</text:span></text:p>
          </draw:text-box>
        </draw:frame>
        <draw:frame draw:style-name="gr5" draw:text-style-name="P10" draw:layer="layout" svg:width="1.625cm" svg:height="0.569cm" svg:x="8.25cm" svg:y="4.5cm">
          <draw:text-box>
            <text:p text:style-name="P4"><text:span text:style-name="T4">1000039</text:span></text:p>
          </draw:text-box>
        </draw:frame>
        <draw:frame draw:style-name="gr5" draw:text-style-name="P10" draw:layer="layout" svg:width="1.625cm" svg:height="0.569cm" svg:x="8.25cm" svg:y="5cm">
          <draw:text-box>
            <text:p text:style-name="P4"><text:span text:style-name="T4">1000081</text:span></text:p>
          </draw:text-box>
        </draw:frame>
        <draw:frame draw:style-name="gr5" draw:text-style-name="P10" draw:layer="layout" svg:width="1.625cm" svg:height="0.569cm" svg:x="8.25cm" svg:y="5.5cm">
          <draw:text-box>
            <text:p text:style-name="P4"><text:span text:style-name="T4">1000099</text:span></text:p>
          </draw:text-box>
        </draw:frame>
        <draw:frame draw:style-name="gr5" draw:text-style-name="P10" draw:layer="layout" svg:width="1.625cm" svg:height="0.569cm" svg:x="8.25cm" svg:y="6cm">
          <draw:text-box>
            <text:p text:style-name="P4"><text:span text:style-name="T4">1000117</text:span></text:p>
          </draw:text-box>
        </draw:frame>
        <draw:frame draw:style-name="gr5" draw:text-style-name="P10" draw:layer="layout" svg:width="1.625cm" svg:height="0.569cm" svg:x="8.25cm" svg:y="6.5cm">
          <draw:text-box>
            <text:p text:style-name="P4"><text:span text:style-name="T4">1000121</text:span></text:p>
          </draw:text-box>
        </draw:frame>
        <draw:frame draw:style-name="gr5" draw:text-style-name="P10" draw:layer="layout" svg:width="1.625cm" svg:height="0.569cm" svg:x="8.25cm" svg:y="7cm">
          <draw:text-box>
            <text:p text:style-name="P4"><text:span text:style-name="T4">1000133</text:span></text:p>
          </draw:text-box>
        </draw:frame>
        <draw:frame draw:style-name="gr5" draw:text-style-name="P10" draw:layer="layout" svg:width="1.625cm" svg:height="0.569cm" svg:x="8.25cm" svg:y="7.5cm">
          <draw:text-box>
            <text:p text:style-name="P4"><text:span text:style-name="T4">1000151</text:span></text:p>
          </draw:text-box>
        </draw:frame>
        <draw:frame draw:style-name="gr5" draw:text-style-name="P10" draw:layer="layout" svg:width="1.625cm" svg:height="0.569cm" svg:x="8.25cm" svg:y="8cm">
          <draw:text-box>
            <text:p text:style-name="P4"><text:span text:style-name="T4">1000159</text:span></text:p>
          </draw:text-box>
        </draw:frame>
        <draw:frame draw:style-name="gr5" draw:text-style-name="P10" draw:layer="layout" svg:width="1.625cm" svg:height="0.569cm" svg:x="8.25cm" svg:y="8.5cm">
          <draw:text-box>
            <text:p text:style-name="P4"><text:span text:style-name="T4">1000171</text:span></text:p>
          </draw:text-box>
        </draw:frame>
        <draw:frame draw:style-name="gr5" draw:text-style-name="P10" draw:layer="layout" svg:width="1.625cm" svg:height="0.569cm" svg:x="8.25cm" svg:y="9cm">
          <draw:text-box>
            <text:p text:style-name="P4"><text:span text:style-name="T4">1000183</text:span></text:p>
          </draw:text-box>
        </draw:frame>
        <draw:frame draw:style-name="gr5" draw:text-style-name="P10" draw:layer="layout" svg:width="1.625cm" svg:height="0.569cm" svg:x="8.25cm" svg:y="9.5cm">
          <draw:text-box>
            <text:p text:style-name="P4"><text:span text:style-name="T4">1000187</text:span></text:p>
          </draw:text-box>
        </draw:frame>
        <draw:frame draw:style-name="gr5" draw:text-style-name="P10" draw:layer="layout" svg:width="1.625cm" svg:height="0.569cm" svg:x="8.25cm" svg:y="10cm">
          <draw:text-box>
            <text:p text:style-name="P4"><text:span text:style-name="T4">1000193</text:span></text:p>
          </draw:text-box>
        </draw:frame>
        <draw:frame draw:style-name="gr5" draw:text-style-name="P10" draw:layer="layout" svg:width="1.625cm" svg:height="0.569cm" svg:x="8.25cm" svg:y="10.5cm">
          <draw:text-box>
            <text:p text:style-name="P4"><text:span text:style-name="T4">1000199</text:span></text:p>
          </draw:text-box>
        </draw:frame>
        <draw:frame draw:style-name="gr5" draw:text-style-name="P10" draw:layer="layout" svg:width="1.625cm" svg:height="0.569cm" svg:x="8.25cm" svg:y="11cm">
          <draw:text-box>
            <text:p text:style-name="P4"><text:span text:style-name="T4">1000211</text:span></text:p>
          </draw:text-box>
        </draw:frame>
        <draw:frame draw:style-name="gr5" draw:text-style-name="P10" draw:layer="layout" svg:width="1.625cm" svg:height="0.569cm" svg:x="8.25cm" svg:y="11.5cm">
          <draw:text-box>
            <text:p text:style-name="P4"><text:span text:style-name="T4">1000213</text:span></text:p>
          </draw:text-box>
        </draw:frame>
        <draw:frame draw:style-name="gr5" draw:text-style-name="P10" draw:layer="layout" svg:width="1.625cm" svg:height="0.569cm" svg:x="8.25cm" svg:y="12cm">
          <draw:text-box>
            <text:p text:style-name="P4"><text:span text:style-name="T4">1000231</text:span></text:p>
          </draw:text-box>
        </draw:frame>
        <draw:frame draw:style-name="gr5" draw:text-style-name="P10" draw:layer="layout" svg:width="1.625cm" svg:height="0.569cm" svg:x="8.25cm" svg:y="12.5cm">
          <draw:text-box>
            <text:p text:style-name="P4"><text:span text:style-name="T4">1000249</text:span></text:p>
          </draw:text-box>
        </draw:frame>
        <draw:frame draw:style-name="gr5" draw:text-style-name="P10" draw:layer="layout" svg:width="1.625cm" svg:height="0.569cm" svg:x="8.25cm" svg:y="13cm">
          <draw:text-box>
            <text:p text:style-name="P4"><text:span text:style-name="T4">1000253</text:span></text:p>
          </draw:text-box>
        </draw:frame>
        <draw:frame draw:style-name="gr5" draw:text-style-name="P10" draw:layer="layout" svg:width="1.625cm" svg:height="0.887cm" svg:x="8.25cm" svg:y="13.5cm">
          <draw:text-box>
            <text:p text:style-name="P4"><text:span text:style-name="T4">1000273</text:span><text:span text:style-name="T4"><text:tab/></text:span></text:p>
          </draw:text-box>
        </draw:frame>
        <draw:frame draw:style-name="gr5" draw:text-style-name="P10" draw:layer="layout" svg:width="1.625cm" svg:height="0.569cm" svg:x="8.25cm" svg:y="14cm">
          <draw:text-box>
            <text:p text:style-name="P4"><text:span text:style-name="T4">1000289</text:span></text:p>
          </draw:text-box>
        </draw:frame>
        <draw:frame draw:style-name="gr5" draw:text-style-name="P10" draw:layer="layout" svg:width="1.625cm" svg:height="0.569cm" svg:x="8.25cm" svg:y="14.5cm">
          <draw:text-box>
            <text:p text:style-name="P4"><text:span text:style-name="T4">1000291</text:span></text:p>
          </draw:text-box>
        </draw:frame>
        <draw:frame draw:style-name="gr5" draw:text-style-name="P10" draw:layer="layout" svg:width="1.625cm" svg:height="0.569cm" svg:x="8.25cm" svg:y="15cm">
          <draw:text-box>
            <text:p text:style-name="P4"><text:span text:style-name="T4">1000303</text:span></text:p>
          </draw:text-box>
        </draw:frame>
        <draw:frame draw:style-name="gr5" draw:text-style-name="P10" draw:layer="layout" svg:width="1.625cm" svg:height="0.569cm" svg:x="8.25cm" svg:y="15.5cm">
          <draw:text-box>
            <text:p text:style-name="P4"><text:span text:style-name="T4">1000313</text:span></text:p>
          </draw:text-box>
        </draw:frame>
        <draw:frame draw:style-name="gr5" draw:text-style-name="P10" draw:layer="layout" svg:width="1.625cm" svg:height="0.569cm" svg:x="8.25cm" svg:y="16cm">
          <draw:text-box>
            <text:p text:style-name="P4"><text:span text:style-name="T4">1000333</text:span></text:p>
          </draw:text-box>
        </draw:frame>
        <draw:frame draw:style-name="gr5" draw:text-style-name="P10" draw:layer="layout" svg:width="1.625cm" svg:height="0.569cm" svg:x="8.25cm" svg:y="16.5cm">
          <draw:text-box>
            <text:p text:style-name="P4"><text:span text:style-name="T4">1000357</text:span></text:p>
          </draw:text-box>
        </draw:frame>
        <draw:frame draw:style-name="gr5" draw:text-style-name="P10" draw:layer="layout" svg:width="1.625cm" svg:height="0.569cm" svg:x="8.25cm" svg:y="17cm">
          <draw:text-box>
            <text:p text:style-name="P4"><text:span text:style-name="T4">1000367</text:span></text:p>
          </draw:text-box>
        </draw:frame>
        <draw:frame draw:style-name="gr5" draw:text-style-name="P10" draw:layer="layout" svg:width="1.625cm" svg:height="0.569cm" svg:x="8.25cm" svg:y="17.5cm">
          <draw:text-box>
            <text:p text:style-name="P4"><text:span text:style-name="T4">1000381</text:span></text:p>
          </draw:text-box>
        </draw:frame>
        <draw:frame draw:style-name="gr5" draw:text-style-name="P10" draw:layer="layout" svg:width="1.625cm" svg:height="0.569cm" svg:x="8.25cm" svg:y="18cm">
          <draw:text-box>
            <text:p text:style-name="P4"><text:span text:style-name="T4">1000393</text:span></text:p>
          </draw:text-box>
        </draw:frame>
        <draw:frame draw:style-name="gr5" draw:text-style-name="P10" draw:layer="layout" svg:width="1.625cm" svg:height="0.569cm" svg:x="8.25cm" svg:y="18.5cm">
          <draw:text-box>
            <text:p text:style-name="P4"><text:span text:style-name="T4">1000381</text:span></text:p>
          </draw:text-box>
        </draw:frame>
        <draw:line draw:style-name="gr2" draw:text-style-name="P3" draw:layer="layout" svg:x1="8.2cm" svg:y1="19cm" svg:x2="8.2cm" svg:y2="19.75cm">
          <text:p text:style-name="P4"/>
        </draw:line>
        <draw:line draw:style-name="gr2" draw:text-style-name="P3" draw:layer="layout" svg:x1="8.2cm" svg:y1="19.75cm" svg:x2="8.625cm" svg:y2="19.5cm">
          <text:p text:style-name="P4"/>
        </draw:line>
        <draw:line draw:style-name="gr2" draw:text-style-name="P3" draw:layer="layout" svg:x1="8.625cm" svg:y1="19.5cm" svg:x2="9.125cm" svg:y2="19.75cm">
          <text:p text:style-name="P4"/>
        </draw:line>
        <draw:line draw:style-name="gr2" draw:text-style-name="P3" draw:layer="layout" svg:x1="9.125cm" svg:y1="19.75cm" svg:x2="9.625cm" svg:y2="19.5cm">
          <text:p text:style-name="P4"/>
        </draw:line>
        <draw:line draw:style-name="gr2" draw:text-style-name="P3" draw:layer="layout" svg:x1="9.625cm" svg:y1="19.5cm" svg:x2="10.125cm" svg:y2="19.75cm">
          <text:p text:style-name="P4"/>
        </draw:line>
        <draw:line draw:style-name="gr2" draw:text-style-name="P3" draw:layer="layout" svg:x1="10.125cm" svg:y1="19cm" svg:x2="10.125cm" svg:y2="19.75cm">
          <text:p text:style-name="P4"/>
        </draw:line>
        <draw:frame draw:style-name="gr3" draw:text-style-name="P11" draw:layer="layout" svg:width="0.752cm" svg:height="0.806cm" svg:x="1.101cm" svg:y="4.8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2cm" svg:y="5.0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1.501cm" svg:y="5.331cm">
          <draw:text-box>
            <text:p text:style-name="P4"><text:span text:style-name="T4">0</text:span></text:p>
          </draw:text-box>
        </draw:frame>
        <draw:frame draw:style-name="gr3" draw:text-style-name="P11" draw:layer="layout" svg:width="0.752cm" svg:height="0.806cm" svg:x="1.102cm" svg:y="6.4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3cm" svg:y="6.6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1.502cm" svg:y="6.931cm">
          <draw:text-box>
            <text:p text:style-name="P4"><text:span text:style-name="T4">0</text:span></text:p>
          </draw:text-box>
        </draw:frame>
        <draw:frame draw:style-name="gr3" draw:text-style-name="P11" draw:layer="layout" svg:width="0.752cm" svg:height="0.806cm" svg:x="1.103cm" svg:y="7.8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4cm" svg:y="8.082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1.503cm" svg:y="8.331cm">
          <draw:text-box>
            <text:p text:style-name="P4"><text:span text:style-name="T4">0</text:span></text:p>
          </draw:text-box>
        </draw:frame>
        <draw:frame draw:style-name="gr3" draw:text-style-name="P11" draw:layer="layout" svg:width="0.752cm" svg:height="0.806cm" svg:x="1.102cm" svg:y="9.4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3cm" svg:y="9.6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1.502cm" svg:y="9.931cm">
          <draw:text-box>
            <text:p text:style-name="P4"><text:span text:style-name="T4">1</text:span></text:p>
          </draw:text-box>
        </draw:frame>
        <draw:frame draw:style-name="gr3" draw:text-style-name="P11" draw:layer="layout" svg:width="0.752cm" svg:height="0.806cm" svg:x="1.103cm" svg:y="11.0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4cm" svg:y="11.2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1.503cm" svg:y="11.531cm">
          <draw:text-box>
            <text:p text:style-name="P4"><text:span text:style-name="T4">1</text:span></text:p>
          </draw:text-box>
        </draw:frame>
        <draw:frame draw:style-name="gr3" draw:text-style-name="P11" draw:layer="layout" svg:width="0.752cm" svg:height="0.806cm" svg:x="1.104cm" svg:y="12.4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5cm" svg:y="12.682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1.504cm" svg:y="12.931cm">
          <draw:text-box>
            <text:p text:style-name="P4"><text:span text:style-name="T4">1</text:span></text:p>
          </draw:text-box>
        </draw:frame>
        <draw:frame draw:style-name="gr3" draw:text-style-name="P11" draw:layer="layout" svg:width="0.752cm" svg:height="0.806cm" svg:x="1.102cm" svg:y="13.9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3cm" svg:y="14.1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1.502cm" svg:y="14.431cm">
          <draw:text-box>
            <text:p text:style-name="P4"><text:span text:style-name="T4">2</text:span></text:p>
          </draw:text-box>
        </draw:frame>
        <draw:frame draw:style-name="gr3" draw:text-style-name="P11" draw:layer="layout" svg:width="0.752cm" svg:height="0.806cm" svg:x="1.103cm" svg:y="15.5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4cm" svg:y="15.7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1.503cm" svg:y="16.031cm">
          <draw:text-box>
            <text:p text:style-name="P4"><text:span text:style-name="T4">2</text:span></text:p>
          </draw:text-box>
        </draw:frame>
        <draw:frame draw:style-name="gr3" draw:text-style-name="P11" draw:layer="layout" svg:width="0.752cm" svg:height="0.806cm" svg:x="1.104cm" svg:y="16.9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5cm" svg:y="17.182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1.504cm" svg:y="17.431cm">
          <draw:text-box>
            <text:p text:style-name="P4"><text:span text:style-name="T4">2</text:span></text:p>
          </draw:text-box>
        </draw:frame>
        <draw:frame draw:style-name="gr3" draw:text-style-name="P11" draw:layer="layout" svg:width="0.752cm" svg:height="0.806cm" svg:x="1.103cm" svg:y="18.306cm">
          <draw:text-box>
            <text:p text:style-name="P4"><text:span text:style-name="T6">k</text:span></text:p>
          </draw:text-box>
        </draw:frame>
        <draw:frame draw:style-name="gr6" draw:text-style-name="P12" draw:layer="layout" svg:width="0.625cm" svg:height="0.734cm" svg:x="1.364cm" svg:y="18.5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1.503cm" svg:y="18.831cm">
          <draw:text-box>
            <text:p text:style-name="P4"><text:span text:style-name="T4">3</text:span></text:p>
          </draw:text-box>
        </draw:frame>
        <draw:frame draw:style-name="gr5" draw:text-style-name="P14" draw:layer="layout" svg:width="1.625cm" svg:height="0.569cm" svg:x="1.951cm" svg:y="3.001cm">
          <draw:text-box>
            <text:p text:style-name="P13"><text:span text:style-name="T4">67</text:span></text:p>
          </draw:text-box>
        </draw:frame>
        <draw:frame draw:style-name="gr5" draw:text-style-name="P14" draw:layer="layout" svg:width="1.625cm" svg:height="0.569cm" svg:x="1.952cm" svg:y="3.502cm">
          <draw:text-box>
            <text:p text:style-name="P13"><text:span text:style-name="T4">121</text:span></text:p>
          </draw:text-box>
        </draw:frame>
        <draw:frame draw:style-name="gr5" draw:text-style-name="P14" draw:layer="layout" svg:width="1.625cm" svg:height="0.569cm" svg:x="1.953cm" svg:y="4.503cm">
          <draw:text-box>
            <text:p text:style-name="P13"><text:span text:style-name="T4">106</text:span></text:p>
          </draw:text-box>
        </draw:frame>
        <draw:frame draw:style-name="gr5" draw:text-style-name="P14" draw:layer="layout" svg:width="1.625cm" svg:height="0.569cm" svg:x="1.954cm" svg:y="4.004cm">
          <draw:text-box>
            <text:p text:style-name="P13"><text:span text:style-name="T4">233</text:span></text:p>
          </draw:text-box>
        </draw:frame>
        <draw:frame draw:style-name="gr5" draw:text-style-name="P14" draw:layer="layout" svg:width="1.625cm" svg:height="0.569cm" svg:x="1.954cm" svg:y="10.504cm">
          <draw:text-box>
            <text:p text:style-name="P13"><text:span text:style-name="T4">6</text:span></text:p>
          </draw:text-box>
        </draw:frame>
        <draw:frame draw:style-name="gr5" draw:text-style-name="P14" draw:layer="layout" svg:width="1.625cm" svg:height="0.569cm" svg:x="1.955cm" svg:y="5.0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5.5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6.5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7.0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8.0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8.5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9.5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10.005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1.0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1.5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2.5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3.0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4.0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4.5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5.5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6cm" svg:y="16.006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7cm" svg:y="17.007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8cm" svg:y="17.508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9cm" svg:y="18.509cm">
          <draw:text-box>
            <text:p text:style-name="P13"><text:span text:style-name="T4">0</text:span></text:p>
          </draw:text-box>
        </draw:frame>
        <draw:frame draw:style-name="gr5" draw:text-style-name="P14" draw:layer="layout" svg:width="1.625cm" svg:height="0.569cm" svg:x="1.955cm" svg:y="6.005cm">
          <draw:text-box>
            <text:p text:style-name="P13"><text:span text:style-name="T4">3</text:span></text:p>
          </draw:text-box>
        </draw:frame>
        <draw:frame draw:style-name="gr5" draw:text-style-name="P14" draw:layer="layout" svg:width="1.625cm" svg:height="0.569cm" svg:x="1.955cm" svg:y="7.505cm">
          <draw:text-box>
            <text:p text:style-name="P13"><text:span text:style-name="T4">4</text:span></text:p>
          </draw:text-box>
        </draw:frame>
        <draw:frame draw:style-name="gr5" draw:text-style-name="P14" draw:layer="layout" svg:width="1.625cm" svg:height="0.569cm" svg:x="1.955cm" svg:y="9.005cm">
          <draw:text-box>
            <text:p text:style-name="P13"><text:span text:style-name="T4">6</text:span></text:p>
          </draw:text-box>
        </draw:frame>
        <draw:frame draw:style-name="gr5" draw:text-style-name="P14" draw:layer="layout" svg:width="1.625cm" svg:height="0.569cm" svg:x="1.955cm" svg:y="12.005cm">
          <draw:text-box>
            <text:p text:style-name="P13"><text:span text:style-name="T4">4</text:span></text:p>
          </draw:text-box>
        </draw:frame>
        <draw:frame draw:style-name="gr5" draw:text-style-name="P14" draw:layer="layout" svg:width="1.625cm" svg:height="0.569cm" svg:x="1.956cm" svg:y="13.506cm">
          <draw:text-box>
            <text:p text:style-name="P13"><text:span text:style-name="T4">7</text:span></text:p>
          </draw:text-box>
        </draw:frame>
        <draw:frame draw:style-name="gr5" draw:text-style-name="P14" draw:layer="layout" svg:width="1.625cm" svg:height="0.569cm" svg:x="1.957cm" svg:y="15.007cm">
          <draw:text-box>
            <text:p text:style-name="P13"><text:span text:style-name="T4">1</text:span></text:p>
          </draw:text-box>
        </draw:frame>
        <draw:frame draw:style-name="gr5" draw:text-style-name="P14" draw:layer="layout" svg:width="1.625cm" svg:height="0.569cm" svg:x="1.958cm" svg:y="16.508cm">
          <draw:text-box>
            <text:p text:style-name="P13"><text:span text:style-name="T4">2</text:span></text:p>
          </draw:text-box>
        </draw:frame>
        <draw:frame draw:style-name="gr5" draw:text-style-name="P14" draw:layer="layout" svg:width="1.625cm" svg:height="0.569cm" svg:x="1.959cm" svg:y="18.009cm">
          <draw:text-box>
            <text:p text:style-name="P13"><text:span text:style-name="T4">3</text:span></text:p>
          </draw:text-box>
        </draw:frame>
        <draw:frame draw:style-name="gr3" draw:text-style-name="P12" draw:layer="layout" svg:width="0.625cm" svg:height="0.734cm" svg:x="6.961cm" svg:y="4.3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7.1cm" svg:y="4.631cm">
          <draw:text-box>
            <text:p text:style-name="P4"><text:span text:style-name="T4">1</text:span></text:p>
          </draw:text-box>
        </draw:frame>
        <draw:frame draw:style-name="gr5" draw:text-style-name="P14" draw:layer="layout" svg:width="0.721cm" svg:height="0.569cm" svg:x="7.554cm" svg:y="3.005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21cm" svg:height="0.569cm" svg:x="7.554cm" svg:y="3.505cm">
          <draw:text-box>
            <text:p text:style-name="P13"><text:span text:style-name="T4">1</text:span></text:p>
          </draw:text-box>
        </draw:frame>
        <draw:frame draw:style-name="gr5" draw:text-style-name="P14" draw:layer="layout" svg:width="0.721cm" svg:height="0.569cm" svg:x="7.554cm" svg:y="4.505cm">
          <draw:text-box>
            <text:p text:style-name="P13"><text:span text:style-name="T4">3</text:span></text:p>
          </draw:text-box>
        </draw:frame>
        <draw:frame draw:style-name="gr5" draw:text-style-name="P14" draw:layer="layout" svg:width="0.721cm" svg:height="0.569cm" svg:x="7.554cm" svg:y="5.005cm">
          <draw:text-box>
            <text:p text:style-name="P13"><text:span text:style-name="T4">4</text:span></text:p>
          </draw:text-box>
        </draw:frame>
        <draw:frame draw:style-name="gr5" draw:text-style-name="P14" draw:layer="layout" svg:width="0.721cm" svg:height="0.569cm" svg:x="7.554cm" svg:y="6.005cm">
          <draw:text-box>
            <text:p text:style-name="P13"><text:span text:style-name="T4">6</text:span></text:p>
          </draw:text-box>
        </draw:frame>
        <draw:frame draw:style-name="gr5" draw:text-style-name="P14" draw:layer="layout" svg:width="0.721cm" svg:height="0.569cm" svg:x="7.554cm" svg:y="6.505cm">
          <draw:text-box>
            <text:p text:style-name="P13"><text:span text:style-name="T4">7</text:span></text:p>
          </draw:text-box>
        </draw:frame>
        <draw:frame draw:style-name="gr5" draw:text-style-name="P14" draw:layer="layout" svg:width="0.721cm" svg:height="0.569cm" svg:x="7.554cm" svg:y="7.505cm">
          <draw:text-box>
            <text:p text:style-name="P13"><text:span text:style-name="T4">9</text:span></text:p>
          </draw:text-box>
        </draw:frame>
        <draw:frame draw:style-name="gr5" draw:text-style-name="P14" draw:layer="layout" svg:width="0.9cm" svg:height="0.569cm" svg:x="7.375cm" svg:y="8.005cm">
          <draw:text-box>
            <text:p text:style-name="P13"><text:span text:style-name="T4">10</text:span></text:p>
          </draw:text-box>
        </draw:frame>
        <draw:frame draw:style-name="gr5" draw:text-style-name="P14" draw:layer="layout" svg:width="0.721cm" svg:height="0.569cm" svg:x="7.554cm" svg:y="4.005cm">
          <draw:text-box>
            <text:p text:style-name="P13"><text:span text:style-name="T4">2</text:span></text:p>
          </draw:text-box>
        </draw:frame>
        <draw:frame draw:style-name="gr5" draw:text-style-name="P14" draw:layer="layout" svg:width="0.721cm" svg:height="0.569cm" svg:x="7.554cm" svg:y="5.505cm">
          <draw:text-box>
            <text:p text:style-name="P13"><text:span text:style-name="T4">5</text:span></text:p>
          </draw:text-box>
        </draw:frame>
        <draw:frame draw:style-name="gr5" draw:text-style-name="P14" draw:layer="layout" svg:width="0.721cm" svg:height="0.569cm" svg:x="7.554cm" svg:y="7.005cm">
          <draw:text-box>
            <text:p text:style-name="P13"><text:span text:style-name="T4">8</text:span></text:p>
          </draw:text-box>
        </draw:frame>
        <draw:frame draw:style-name="gr5" draw:text-style-name="P14" draw:layer="layout" svg:width="0.9cm" svg:height="0.569cm" svg:x="7.375cm" svg:y="8.506cm">
          <draw:text-box>
            <text:p text:style-name="P13"><text:span text:style-name="T4">11</text:span></text:p>
          </draw:text-box>
        </draw:frame>
        <draw:frame draw:style-name="gr5" draw:text-style-name="P14" draw:layer="layout" svg:width="0.9cm" svg:height="0.569cm" svg:x="7.375cm" svg:y="9.007cm">
          <draw:text-box>
            <text:p text:style-name="P13"><text:span text:style-name="T4">12</text:span></text:p>
          </draw:text-box>
        </draw:frame>
        <draw:frame draw:style-name="gr5" draw:text-style-name="P14" draw:layer="layout" svg:width="0.9cm" svg:height="0.569cm" svg:x="7.375cm" svg:y="9.508cm">
          <draw:text-box>
            <text:p text:style-name="P13"><text:span text:style-name="T4">13</text:span></text:p>
          </draw:text-box>
        </draw:frame>
        <draw:frame draw:style-name="gr5" draw:text-style-name="P14" draw:layer="layout" svg:width="0.9cm" svg:height="0.569cm" svg:x="7.375cm" svg:y="10.009cm">
          <draw:text-box>
            <text:p text:style-name="P13"><text:span text:style-name="T4">14</text:span></text:p>
          </draw:text-box>
        </draw:frame>
        <draw:frame draw:style-name="gr5" draw:text-style-name="P14" draw:layer="layout" svg:width="0.9cm" svg:height="0.569cm" svg:x="7.375cm" svg:y="10.51cm">
          <draw:text-box>
            <text:p text:style-name="P13"><text:span text:style-name="T4">15</text:span></text:p>
          </draw:text-box>
        </draw:frame>
        <draw:frame draw:style-name="gr5" draw:text-style-name="P14" draw:layer="layout" svg:width="0.9cm" svg:height="0.569cm" svg:x="7.375cm" svg:y="11.011cm">
          <draw:text-box>
            <text:p text:style-name="P13"><text:span text:style-name="T4">16</text:span></text:p>
          </draw:text-box>
        </draw:frame>
        <draw:frame draw:style-name="gr5" draw:text-style-name="P14" draw:layer="layout" svg:width="0.9cm" svg:height="0.569cm" svg:x="7.375cm" svg:y="11.512cm">
          <draw:text-box>
            <text:p text:style-name="P13"><text:span text:style-name="T4">17</text:span></text:p>
          </draw:text-box>
        </draw:frame>
        <draw:frame draw:style-name="gr5" draw:text-style-name="P14" draw:layer="layout" svg:width="0.9cm" svg:height="0.569cm" svg:x="7.375cm" svg:y="12.013cm">
          <draw:text-box>
            <text:p text:style-name="P13"><text:span text:style-name="T4">18</text:span></text:p>
          </draw:text-box>
        </draw:frame>
        <draw:frame draw:style-name="gr5" draw:text-style-name="P14" draw:layer="layout" svg:width="0.9cm" svg:height="0.569cm" svg:x="7.375cm" svg:y="12.514cm">
          <draw:text-box>
            <text:p text:style-name="P13"><text:span text:style-name="T4">19</text:span></text:p>
          </draw:text-box>
        </draw:frame>
        <draw:frame draw:style-name="gr5" draw:text-style-name="P14" draw:layer="layout" svg:width="0.9cm" svg:height="0.569cm" svg:x="7.375cm" svg:y="13.015cm">
          <draw:text-box>
            <text:p text:style-name="P13"><text:span text:style-name="T4">20</text:span></text:p>
          </draw:text-box>
        </draw:frame>
        <draw:frame draw:style-name="gr5" draw:text-style-name="P14" draw:layer="layout" svg:width="0.9cm" svg:height="0.569cm" svg:x="7.375cm" svg:y="13.516cm">
          <draw:text-box>
            <text:p text:style-name="P13"><text:span text:style-name="T4">21</text:span></text:p>
          </draw:text-box>
        </draw:frame>
        <draw:frame draw:style-name="gr5" draw:text-style-name="P14" draw:layer="layout" svg:width="0.9cm" svg:height="0.569cm" svg:x="7.375cm" svg:y="14.017cm">
          <draw:text-box>
            <text:p text:style-name="P13"><text:span text:style-name="T4">22</text:span></text:p>
          </draw:text-box>
        </draw:frame>
        <draw:frame draw:style-name="gr5" draw:text-style-name="P14" draw:layer="layout" svg:width="0.9cm" svg:height="0.569cm" svg:x="7.375cm" svg:y="14.506cm">
          <draw:text-box>
            <text:p text:style-name="P13"><text:span text:style-name="T4">23</text:span></text:p>
          </draw:text-box>
        </draw:frame>
        <draw:frame draw:style-name="gr5" draw:text-style-name="P14" draw:layer="layout" svg:width="0.9cm" svg:height="0.569cm" svg:x="7.375cm" svg:y="15.007cm">
          <draw:text-box>
            <text:p text:style-name="P13"><text:span text:style-name="T4">24</text:span></text:p>
          </draw:text-box>
        </draw:frame>
        <draw:frame draw:style-name="gr5" draw:text-style-name="P14" draw:layer="layout" svg:width="0.9cm" svg:height="0.569cm" svg:x="7.375cm" svg:y="15.508cm">
          <draw:text-box>
            <text:p text:style-name="P13"><text:span text:style-name="T4">25</text:span></text:p>
          </draw:text-box>
        </draw:frame>
        <draw:frame draw:style-name="gr5" draw:text-style-name="P14" draw:layer="layout" svg:width="0.9cm" svg:height="0.569cm" svg:x="7.375cm" svg:y="16.009cm">
          <draw:text-box>
            <text:p text:style-name="P13"><text:span text:style-name="T4">26</text:span></text:p>
          </draw:text-box>
        </draw:frame>
        <draw:frame draw:style-name="gr5" draw:text-style-name="P14" draw:layer="layout" svg:width="0.9cm" svg:height="0.569cm" svg:x="7.375cm" svg:y="16.51cm">
          <draw:text-box>
            <text:p text:style-name="P13"><text:span text:style-name="T4">27</text:span></text:p>
          </draw:text-box>
        </draw:frame>
        <draw:frame draw:style-name="gr5" draw:text-style-name="P14" draw:layer="layout" svg:width="0.9cm" svg:height="0.569cm" svg:x="7.375cm" svg:y="17.011cm">
          <draw:text-box>
            <text:p text:style-name="P13"><text:span text:style-name="T4">28</text:span></text:p>
          </draw:text-box>
        </draw:frame>
        <draw:frame draw:style-name="gr5" draw:text-style-name="P14" draw:layer="layout" svg:width="0.9cm" svg:height="0.569cm" svg:x="7.375cm" svg:y="17.512cm">
          <draw:text-box>
            <text:p text:style-name="P13"><text:span text:style-name="T4">29</text:span></text:p>
          </draw:text-box>
        </draw:frame>
        <draw:frame draw:style-name="gr5" draw:text-style-name="P14" draw:layer="layout" svg:width="0.9cm" svg:height="0.569cm" svg:x="7.375cm" svg:y="18.013cm">
          <draw:text-box>
            <text:p text:style-name="P13"><text:span text:style-name="T4">30</text:span></text:p>
          </draw:text-box>
        </draw:frame>
        <draw:frame draw:style-name="gr5" draw:text-style-name="P14" draw:layer="layout" svg:width="0.9cm" svg:height="0.569cm" svg:x="7.375cm" svg:y="18.514cm">
          <draw:text-box>
            <text:p text:style-name="P13"><text:span text:style-name="T4">31</text:span></text:p>
          </draw:text-box>
        </draw:frame>
        <draw:frame draw:style-name="gr3" draw:text-style-name="P6" draw:layer="layout" svg:width="0.625cm" svg:height="0.734cm" svg:x="6.961cm" svg:y="4.8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7.1cm" svg:y="5.131cm">
          <draw:text-box>
            <text:p text:style-name="P4"><text:span text:style-name="T4">1</text:span></text:p>
          </draw:text-box>
        </draw:frame>
        <draw:frame draw:style-name="gr3" draw:text-style-name="P6" draw:layer="layout" svg:width="0.625cm" svg:height="0.734cm" svg:x="6.975cm" svg:y="5.95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7.1cm" svg:y="6.231cm">
          <draw:text-box>
            <text:p text:style-name="P4"><text:span text:style-name="T4">1</text:span></text:p>
          </draw:text-box>
        </draw:frame>
        <draw:frame draw:style-name="gr3" draw:text-style-name="P6" draw:layer="layout" svg:width="0.625cm" svg:height="0.734cm" svg:x="6.961cm" svg:y="6.7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7.1cm" svg:y="7.031cm">
          <draw:text-box>
            <text:p text:style-name="P4"><text:span text:style-name="T4">2</text:span></text:p>
          </draw:text-box>
        </draw:frame>
        <draw:frame draw:style-name="gr3" draw:text-style-name="P6" draw:layer="layout" svg:width="0.625cm" svg:height="0.734cm" svg:x="6.961cm" svg:y="7.3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7.1cm" svg:y="7.631cm">
          <draw:text-box>
            <text:p text:style-name="P4"><text:span text:style-name="T4">2</text:span></text:p>
          </draw:text-box>
        </draw:frame>
        <draw:frame draw:style-name="gr3" draw:text-style-name="P6" draw:layer="layout" svg:width="0.625cm" svg:height="0.734cm" svg:x="6.975cm" svg:y="9.35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7.1cm" svg:y="9.631cm">
          <draw:text-box>
            <text:p text:style-name="P4"><text:span text:style-name="T4">2</text:span></text:p>
          </draw:text-box>
        </draw:frame>
        <draw:g>
          <draw:line draw:style-name="gr2" draw:text-style-name="P3" draw:layer="layout" svg:x1="3.501cm" svg:y1="18.5cm" svg:x2="4.001cm" svg:y2="19cm">
            <text:p text:style-name="P4"/>
          </draw:line>
          <draw:line draw:style-name="gr2" draw:text-style-name="P3" draw:layer="layout" svg:x1="4.001cm" svg:y1="19cm" svg:x2="4.001cm" svg:y2="19.5cm">
            <text:p text:style-name="P4"/>
          </draw:line>
        </draw:g>
        <draw:frame draw:style-name="gr3" draw:layer="layout" svg:width="0.853cm" svg:height="0.963cm" svg:x="4.001cm" svg:y="18.806cm">
          <draw:text-box>
            <text:p text:style-name="P4">b</text:p>
          </draw:text-box>
        </draw:frame>
        <draw:frame draw:style-name="gr3" draw:text-style-name="P6" draw:layer="layout" svg:width="0.625cm" svg:height="0.734cm" svg:x="4.362cm" svg:y="19.1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4.501cm" svg:y="19.431cm">
          <draw:text-box>
            <text:p text:style-name="P4"><text:span text:style-name="T4">3</text:span></text:p>
          </draw:text-box>
        </draw:frame>
        <draw:line draw:style-name="gr2" draw:text-style-name="P3" draw:layer="layout" svg:x1="2cm" svg:y1="3.85cm" svg:x2="2cm" svg:y2="3.1cm">
          <text:p text:style-name="P4"/>
        </draw:line>
        <draw:g>
          <draw:line draw:style-name="gr2" draw:text-style-name="P3" draw:layer="layout" svg:x1="1.501cm" svg:y1="3cm" svg:x2="1.501cm" svg:y2="3.5cm">
            <text:p text:style-name="P4"/>
          </draw:line>
          <draw:line draw:style-name="gr2" draw:text-style-name="P3" draw:layer="layout" svg:x1="1.501cm" svg:y1="3.5cm" svg:x2="2.001cm" svg:y2="4cm">
            <text:p text:style-name="P4"/>
          </draw:line>
        </draw:g>
        <draw:frame draw:style-name="gr3" draw:layer="layout" svg:width="0.853cm" svg:height="0.963cm" svg:x="1.001cm" svg:y="2.206cm">
          <draw:text-box>
            <text:p text:style-name="P4">b</text:p>
          </draw:text-box>
        </draw:frame>
        <draw:frame draw:style-name="gr3" draw:text-style-name="P6" draw:layer="layout" svg:width="0.625cm" svg:height="0.734cm" svg:x="1.362cm" svg:y="2.5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1.501cm" svg:y="2.831cm">
          <draw:text-box>
            <text:p text:style-name="P4"><text:span text:style-name="T4">3</text:span></text:p>
          </draw:text-box>
        </draw:frame>
        <draw:frame draw:style-name="gr3" draw:text-style-name="P6" draw:layer="layout" svg:width="0.625cm" svg:height="0.734cm" svg:x="6.961cm" svg:y="7.882cm">
          <draw:text-box>
            <text:p text:style-name="P4"><text:span text:style-name="T3">j</text:span></text:p>
          </draw:text-box>
        </draw:frame>
        <draw:frame draw:style-name="gr3" draw:text-style-name="P7" draw:layer="layout" svg:width="0.659cm" svg:height="0.569cm" svg:x="7.1cm" svg:y="8.131cm">
          <draw:text-box>
            <text:p text:style-name="P4"><text:span text:style-name="T4">3</text:span></text:p>
          </draw:text-box>
        </draw:frame>
        <draw:frame draw:style-name="gr3" draw:text-style-name="P6" draw:layer="layout" svg:width="0.625cm" svg:height="0.734cm" svg:x="6.461cm" svg:y="7.882cm">
          <draw:text-box>
            <text:p text:style-name="P4"><text:span text:style-name="T3">i</text:span></text:p>
          </draw:text-box>
        </draw:frame>
        <draw:frame draw:style-name="gr3" draw:text-style-name="P7" draw:layer="layout" svg:width="0.659cm" svg:height="0.569cm" svg:x="6.6cm" svg:y="8.131cm">
          <draw:text-box>
            <text:p text:style-name="P4"><text:span text:style-name="T4">3</text:span></text:p>
          </draw:text-box>
        </draw:frame>
        <draw:frame draw:style-name="gr3" draw:text-style-name="P6" draw:layer="layout" svg:width="0.625cm" svg:height="0.734cm" svg:x="6.975cm" svg:y="10.85cm">
          <draw:text-box>
            <text:p text:style-name="P4"><text:span text:style-name="T3">l</text:span></text:p>
          </draw:text-box>
        </draw:frame>
        <draw:frame draw:style-name="gr3" draw:text-style-name="P7" draw:layer="layout" svg:width="0.659cm" svg:height="0.569cm" svg:x="7.1cm" svg:y="11.131cm">
          <draw:text-box>
            <text:p text:style-name="P4"><text:span text:style-name="T4">3</text:span></text:p>
          </draw:text-box>
        </draw:frame>
        <draw:path draw:style-name="gr7" draw:text-style-name="P3" draw:layer="layout" svg:width="2.125cm" svg:height="1.079cm" svg:x="5cm" svg:y="4.671cm" svg:viewBox="0 0 2126 1080" svg:d="m0 1079c750-1500 2125-1000 2125-1000">
          <text:p text:style-name="P4"/>
        </draw:path>
        <draw:path draw:style-name="gr7" draw:text-style-name="P3" draw:layer="layout" svg:width="2.276cm" svg:height="2.03cm" svg:x="4.75cm" svg:y="5.345cm" svg:viewBox="0 0 2277 2031" svg:d="m0 2030c875-2250 2276-2024 2276-2024">
          <text:p text:style-name="P4"/>
        </draw:path>
        <draw:path draw:style-name="gr7" draw:text-style-name="P3" draw:layer="layout" svg:width="2.375cm" svg:height="2.3cm" svg:x="4.75cm" svg:y="6.375cm" svg:viewBox="0 0 2376 2301" svg:d="m0 2300c875-2250 2375-2300 2375-2300">
          <text:p text:style-name="P4"/>
        </draw:path>
        <draw:path draw:style-name="gr7" draw:text-style-name="P3" draw:layer="layout" svg:width="1.589cm" svg:height="3.125cm" svg:x="5.661cm" svg:y="6.5cm" svg:viewBox="0 0 1590 3126" svg:d="m1589 0c-3500 2500-125 3125-125 3125">
          <text:p text:style-name="P4"/>
        </draw:path>
        <draw:g>
          <draw:frame draw:style-name="gr8" draw:text-style-name="P15" draw:layer="layout" svg:width="0.9cm" svg:height="0.64cm" svg:x="5.55cm" svg:y="8.506cm">
            <draw:text-box>
              <text:p text:style-name="P4"><text:span text:style-name="T7">+b</text:span></text:p>
            </draw:text-box>
          </draw:frame>
          <draw:frame draw:style-name="gr9" draw:text-style-name="P16" draw:layer="layout" svg:width="0.582cm" svg:height="0.577cm" svg:x="5.976cm" svg:y="8.65cm">
            <draw:text-box>
              <text:p text:style-name="P4"><text:span text:style-name="T8">l</text:span></text:p>
            </draw:text-box>
          </draw:frame>
          <draw:frame draw:style-name="gr3" draw:text-style-name="P17" draw:layer="layout" svg:width="0.621cm" svg:height="0.493cm" svg:x="6.101cm" svg:y="8.831cm">
            <draw:text-box>
              <text:p text:style-name="P4"><text:span text:style-name="T9">1</text:span></text:p>
            </draw:text-box>
          </draw:frame>
        </draw:g>
        <draw:path draw:style-name="gr7" draw:text-style-name="P3" draw:layer="layout" svg:width="0.796cm" svg:height="1.449cm" svg:x="6.355cm" svg:y="9.801cm" svg:viewBox="0 0 797 1450" svg:d="m796 0c-1776 949-26 1449-26 1449">
          <text:p text:style-name="P4"/>
        </draw:path>
        <draw:g>
          <draw:frame draw:style-name="gr8" draw:text-style-name="P15" draw:layer="layout" svg:width="0.9cm" svg:height="0.64cm" svg:x="5.451cm" svg:y="10.207cm">
            <draw:text-box>
              <text:p text:style-name="P4"><text:span text:style-name="T7">+b</text:span></text:p>
            </draw:text-box>
          </draw:frame>
          <draw:frame draw:style-name="gr9" draw:text-style-name="P16" draw:layer="layout" svg:width="0.582cm" svg:height="0.577cm" svg:x="5.877cm" svg:y="10.351cm">
            <draw:text-box>
              <text:p text:style-name="P4"><text:span text:style-name="T8">l</text:span></text:p>
            </draw:text-box>
          </draw:frame>
          <draw:frame draw:style-name="gr3" draw:text-style-name="P17" draw:layer="layout" svg:width="0.621cm" svg:height="0.493cm" svg:x="6.002cm" svg:y="10.532cm">
            <draw:text-box>
              <text:p text:style-name="P4"><text:span text:style-name="T9">2</text:span></text:p>
            </draw:text-box>
          </draw:frame>
        </draw:g>
        <draw:path draw:style-name="gr10" draw:text-style-name="P3" draw:layer="layout" svg:width="1.25cm" svg:height="4cm" svg:x="4.625cm" svg:y="9.125cm" svg:viewBox="0 0 1251 4001" svg:d="m0 4000c625-375 1250-4000 1250-4000">
          <text:p text:style-name="P4"/>
        </draw:path>
        <draw:path draw:style-name="gr10" draw:text-style-name="P3" draw:layer="layout" svg:width="1.448cm" svg:height="6.699cm" svg:x="4.625cm" svg:y="10.926cm" svg:viewBox="0 0 1449 6700" svg:d="m0 6699c1750-1875 1425-6699 1425-6699">
          <text:p text:style-name="P4"/>
        </draw:path>
        <draw:g>
          <draw:frame draw:style-name="gr3" draw:text-style-name="P12" draw:layer="layout" svg:width="1.243cm" svg:height="0.734cm" svg:x="10.161cm" svg:y="4.382cm">
            <draw:text-box>
              <text:p text:style-name="P4"><text:span text:style-name="T3">mul</text:span></text:p>
            </draw:text-box>
          </draw:frame>
          <draw:frame draw:style-name="gr3" draw:text-style-name="P7" draw:layer="layout" svg:width="0.659cm" svg:height="0.569cm" svg:x="10.9cm" svg:y="4.631cm">
            <draw:text-box>
              <text:p text:style-name="P4"><text:span text:style-name="T4">1</text:span></text:p>
            </draw:text-box>
          </draw:frame>
        </draw:g>
        <draw:g>
          <draw:frame draw:style-name="gr3" draw:text-style-name="P12" draw:layer="layout" svg:width="1.243cm" svg:height="0.734cm" svg:x="10.161cm" svg:y="7.382cm">
            <draw:text-box>
              <text:p text:style-name="P4"><text:span text:style-name="T3">mul</text:span></text:p>
            </draw:text-box>
          </draw:frame>
          <draw:frame draw:style-name="gr3" draw:text-style-name="P7" draw:layer="layout" svg:width="0.659cm" svg:height="0.569cm" svg:x="10.9cm" svg:y="7.631cm">
            <draw:text-box>
              <text:p text:style-name="P4"><text:span text:style-name="T4">2</text:span></text:p>
            </draw:text-box>
          </draw:frame>
        </draw:g>
        <draw:g>
          <draw:frame draw:style-name="gr3" draw:text-style-name="P12" draw:layer="layout" svg:width="1.243cm" svg:height="0.734cm" svg:x="10.161cm" svg:y="7.882cm">
            <draw:text-box>
              <text:p text:style-name="P4"><text:span text:style-name="T3">mul</text:span></text:p>
            </draw:text-box>
          </draw:frame>
          <draw:frame draw:style-name="gr3" draw:text-style-name="P7" draw:layer="layout" svg:width="0.659cm" svg:height="0.569cm" svg:x="10.9cm" svg:y="8.131cm">
            <draw:text-box>
              <text:p text:style-name="P4"><text:span text:style-name="T4">3</text:span></text:p>
            </draw:text-box>
          </draw:frame>
        </draw:g>
        <draw:g>
          <draw:frame draw:style-name="gr3" draw:text-style-name="P12" draw:layer="layout" svg:width="1.344cm" svg:height="0.734cm" svg:x="10.161cm" svg:y="4.882cm">
            <draw:text-box>
              <text:p text:style-name="P4"><text:span text:style-name="T3">mod</text:span></text:p>
            </draw:text-box>
          </draw:frame>
          <draw:frame draw:style-name="gr3" draw:text-style-name="P7" draw:layer="layout" svg:width="0.659cm" svg:height="0.569cm" svg:x="11cm" svg:y="5.131cm">
            <draw:text-box>
              <text:p text:style-name="P4"><text:span text:style-name="T4">1</text:span></text:p>
            </draw:text-box>
          </draw:frame>
        </draw:g>
        <draw:g>
          <draw:frame draw:style-name="gr3" draw:text-style-name="P12" draw:layer="layout" svg:width="1.344cm" svg:height="0.734cm" svg:x="10.161cm" svg:y="6.882cm">
            <draw:text-box>
              <text:p text:style-name="P4"><text:span text:style-name="T3">mod</text:span></text:p>
            </draw:text-box>
          </draw:frame>
          <draw:frame draw:style-name="gr3" draw:text-style-name="P7" draw:layer="layout" svg:width="0.659cm" svg:height="0.569cm" svg:x="11cm" svg:y="7.131cm">
            <draw:text-box>
              <text:p text:style-name="P4"><text:span text:style-name="T4">2</text:span></text:p>
            </draw:text-box>
          </draw:frame>
        </draw:g>
        <draw:g>
          <draw:frame draw:style-name="gr3" draw:text-style-name="P12" draw:layer="layout" svg:width="1.344cm" svg:height="0.734cm" svg:x="11.361cm" svg:y="7.882cm">
            <draw:text-box>
              <text:p text:style-name="P4"><text:span text:style-name="T3">mod</text:span></text:p>
            </draw:text-box>
          </draw:frame>
          <draw:frame draw:style-name="gr3" draw:text-style-name="P7" draw:layer="layout" svg:width="0.659cm" svg:height="0.569cm" svg:x="12.2cm" svg:y="8.131cm">
            <draw:text-box>
              <text:p text:style-name="P4"><text:span text:style-name="T4">3</text:span></text:p>
            </draw:text-box>
          </draw:frame>
        </draw:g>
        <draw:g>
          <draw:frame draw:style-name="gr3" draw:text-style-name="P12" draw:layer="layout" svg:width="1.196cm" svg:height="0.734cm" svg:x="10.161cm" svg:y="5.882cm">
            <draw:text-box>
              <text:p text:style-name="P4"><text:span text:style-name="T3">add</text:span></text:p>
            </draw:text-box>
          </draw:frame>
          <draw:frame draw:style-name="gr3" draw:text-style-name="P7" draw:layer="layout" svg:width="0.659cm" svg:height="0.569cm" svg:x="10.9cm" svg:y="6.131cm">
            <draw:text-box>
              <text:p text:style-name="P4"><text:span text:style-name="T4">1</text:span></text:p>
            </draw:text-box>
          </draw:frame>
        </draw:g>
        <draw:g>
          <draw:frame draw:style-name="gr3" draw:text-style-name="P12" draw:layer="layout" svg:width="1.196cm" svg:height="0.734cm" svg:x="10.161cm" svg:y="9.382cm">
            <draw:text-box>
              <text:p text:style-name="P4"><text:span text:style-name="T3">add</text:span></text:p>
            </draw:text-box>
          </draw:frame>
          <draw:frame draw:style-name="gr3" draw:text-style-name="P7" draw:layer="layout" svg:width="0.659cm" svg:height="0.569cm" svg:x="10.9cm" svg:y="9.631cm">
            <draw:text-box>
              <text:p text:style-name="P4"><text:span text:style-name="T4">2</text:span></text:p>
            </draw:text-box>
          </draw:frame>
        </draw:g>
        <draw:g>
          <draw:frame draw:style-name="gr3" draw:text-style-name="P12" draw:layer="layout" svg:width="1.196cm" svg:height="0.734cm" svg:x="10.161cm" svg:y="10.882cm">
            <draw:text-box>
              <text:p text:style-name="P4"><text:span text:style-name="T3">add</text:span></text:p>
            </draw:text-box>
          </draw:frame>
          <draw:frame draw:style-name="gr3" draw:text-style-name="P7" draw:layer="layout" svg:width="0.659cm" svg:height="0.569cm" svg:x="10.9cm" svg:y="11.131cm">
            <draw:text-box>
              <text:p text:style-name="P4"><text:span text:style-name="T4">3</text:span></text:p>
            </draw:text-box>
          </draw:frame>
        </draw:g>
        <draw:frame draw:style-name="gr3" draw:text-style-name="P11" draw:layer="layout" svg:width="0.752cm" svg:height="0.806cm" svg:x="1.102cm" svg:y="6.407cm">
          <draw:text-box>
            <text:p text:style-name="P4"><text:span text:style-name="T6">k</text:span></text:p>
          </draw:text-box>
        </draw:frame>
        <draw:g>
          <draw:frame draw:style-name="gr3" draw:text-style-name="P12" draw:layer="layout" svg:width="4.96cm" svg:height="1.7cm" svg:x="12.45cm" svg:y="4.3cm">
            <draw:text-box>
              <text:p text:style-name="P4"><text:span text:style-name="T3">a <text:s/>= (67*2 <text:s text:c="2"/>+ 121*2 <text:s/></text:span></text:p>
              <text:p text:style-name="P4"><text:span text:style-name="T3"><text:s text:c="6"/></text:span><text:span text:style-name="T3">+ 233*2 + 106) % 32</text:span></text:p>
              <text:p text:style-name="P4"><text:span text:style-name="T3"><text:s text:c="5"/></text:span><text:span text:style-name="T3">= 10</text:span></text:p>
            </draw:text-box>
          </draw:frame>
          <draw:frame draw:style-name="gr3" draw:text-style-name="P7" draw:layer="layout" svg:width="0.659cm" svg:height="0.569cm" svg:x="12.689cm" svg:y="4.549cm">
            <draw:text-box>
              <text:p text:style-name="P4"><text:span text:style-name="T4">0</text:span></text:p>
            </draw:text-box>
          </draw:frame>
          <draw:frame draw:style-name="gr3" draw:text-style-name="P7" draw:layer="layout" svg:width="0.815cm" svg:height="0.569cm" svg:x="14.3cm" svg:y="4.15cm">
            <draw:text-box>
              <text:p text:style-name="P4"><text:span text:style-name="T4">24</text:span></text:p>
            </draw:text-box>
          </draw:frame>
          <draw:frame draw:style-name="gr3" draw:text-style-name="P7" draw:layer="layout" svg:width="0.815cm" svg:height="0.569cm" svg:x="15.95cm" svg:y="4.175cm">
            <draw:text-box>
              <text:p text:style-name="P4"><text:span text:style-name="T4">16</text:span></text:p>
            </draw:text-box>
          </draw:frame>
          <draw:frame draw:style-name="gr3" draw:text-style-name="P7" draw:layer="layout" svg:width="0.659cm" svg:height="0.569cm" svg:x="14.525cm" svg:y="4.7cm">
            <draw:text-box>
              <text:p text:style-name="P4"><text:span text:style-name="T4">8</text:span></text:p>
            </draw:text-box>
          </draw:frame>
        </draw:g>
        <draw:g>
          <draw:frame draw:style-name="gr3" draw:text-style-name="P12" draw:layer="layout" svg:width="6.183cm" svg:height="1.7cm" svg:x="11.9cm" svg:y="6.55cm">
            <draw:text-box>
              <text:p text:style-name="P4"><text:span text:style-name="T3">a <text:s/>= ((a <text:s/>* 1000039 + 1000117)</text:span></text:p>
              <text:p text:style-name="P4"><text:span text:style-name="T3"><text:s text:c="11"/></text:span><text:span text:style-name="T3">% 1000081) % 32</text:span></text:p>
              <text:p text:style-name="P4"><text:span text:style-name="T3"><text:s text:c="21"/></text:span><text:span text:style-name="T3">= 17</text:span></text:p>
            </draw:text-box>
          </draw:frame>
          <draw:frame draw:style-name="gr3" draw:text-style-name="P7" draw:layer="layout" svg:width="0.659cm" svg:height="0.569cm" svg:x="12.139cm" svg:y="6.799cm">
            <draw:text-box>
              <text:p text:style-name="P4"><text:span text:style-name="T4">1</text:span></text:p>
            </draw:text-box>
          </draw:frame>
          <draw:frame draw:style-name="gr3" draw:text-style-name="P7" draw:layer="layout" svg:width="0.659cm" svg:height="0.569cm" svg:x="13.24cm" svg:y="6.8cm">
            <draw:text-box>
              <text:p text:style-name="P4"><text:span text:style-name="T4">0</text:span></text:p>
            </draw:text-box>
          </draw:frame>
        </draw:g>
        <draw:g>
          <draw:frame draw:style-name="gr3" draw:text-style-name="P12" draw:layer="layout" svg:width="6.111cm" svg:height="1.7cm" svg:x="10.875cm" svg:y="12.175cm">
            <draw:text-box>
              <text:p text:style-name="P4"><text:span text:style-name="T3">a <text:s/>= ((a <text:s/>* 1000151 + 1000187)</text:span></text:p>
              <text:p text:style-name="P4"><text:span text:style-name="T3"><text:s text:c="11"/></text:span><text:span text:style-name="T3">% 1000133) % 32</text:span></text:p>
              <text:p text:style-name="P4"><text:span text:style-name="T3"><text:s text:c="21"/></text:span><text:span text:style-name="T3">= 8</text:span></text:p>
            </draw:text-box>
          </draw:frame>
          <draw:frame draw:style-name="gr3" draw:text-style-name="P7" draw:layer="layout" svg:width="0.659cm" svg:height="0.569cm" svg:x="11.114cm" svg:y="12.424cm">
            <draw:text-box>
              <text:p text:style-name="P4"><text:span text:style-name="T4">2</text:span></text:p>
            </draw:text-box>
          </draw:frame>
          <draw:frame draw:style-name="gr3" draw:text-style-name="P7" draw:layer="layout" svg:width="0.659cm" svg:height="0.569cm" svg:x="12.215cm" svg:y="12.425cm">
            <draw:text-box>
              <text:p text:style-name="P4"><text:span text:style-name="T4">1</text:span></text:p>
            </draw:text-box>
          </draw:frame>
        </draw:g>
        <draw:g>
          <draw:frame draw:style-name="gr3" draw:text-style-name="P12" draw:layer="layout" svg:width="6.124cm" svg:height="1.7cm" svg:x="11.626cm" svg:y="16.5cm">
            <draw:text-box>
              <text:p text:style-name="P4"><text:span text:style-name="T3">a <text:s/>= ((a <text:s/>* 1000159 + 1000211)</text:span></text:p>
              <text:p text:style-name="P4"><text:span text:style-name="T3"><text:s text:c="11"/></text:span><text:span text:style-name="T3">% 1000159) % 32</text:span></text:p>
              <text:p text:style-name="P4"><text:span text:style-name="T3"><text:s text:c="21"/></text:span><text:span text:style-name="T3">= 20</text:span></text:p>
            </draw:text-box>
          </draw:frame>
          <draw:frame draw:style-name="gr3" draw:text-style-name="P7" draw:layer="layout" svg:width="0.659cm" svg:height="0.569cm" svg:x="11.865cm" svg:y="16.749cm">
            <draw:text-box>
              <text:p text:style-name="P4"><text:span text:style-name="T4">3</text:span></text:p>
            </draw:text-box>
          </draw:frame>
          <draw:frame draw:style-name="gr3" draw:text-style-name="P7" draw:layer="layout" svg:width="0.659cm" svg:height="0.569cm" svg:x="12.966cm" svg:y="16.75cm">
            <draw:text-box>
              <text:p text:style-name="P4"><text:span text:style-name="T4">2</text:span></text:p>
            </draw:text-box>
          </draw:frame>
        </draw:g>
        <draw:frame draw:style-name="gr5" draw:text-style-name="P14" draw:layer="layout" svg:width="0.721cm" svg:height="0.569cm" svg:x="18.654cm" svg:y="3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21cm" svg:height="0.569cm" svg:x="18.654cm" svg:y="3.5cm">
          <draw:text-box>
            <text:p text:style-name="P13"><text:span text:style-name="T4">1</text:span></text:p>
          </draw:text-box>
        </draw:frame>
        <draw:frame draw:style-name="gr5" draw:text-style-name="P14" draw:layer="layout" svg:width="0.721cm" svg:height="0.569cm" svg:x="18.654cm" svg:y="4.5cm">
          <draw:text-box>
            <text:p text:style-name="P13"><text:span text:style-name="T4">3</text:span></text:p>
          </draw:text-box>
        </draw:frame>
        <draw:frame draw:style-name="gr5" draw:text-style-name="P14" draw:layer="layout" svg:width="0.721cm" svg:height="0.569cm" svg:x="18.654cm" svg:y="5cm">
          <draw:text-box>
            <text:p text:style-name="P13"><text:span text:style-name="T4">4</text:span></text:p>
          </draw:text-box>
        </draw:frame>
        <draw:frame draw:style-name="gr5" draw:text-style-name="P14" draw:layer="layout" svg:width="0.721cm" svg:height="0.569cm" svg:x="18.654cm" svg:y="6cm">
          <draw:text-box>
            <text:p text:style-name="P13"><text:span text:style-name="T4">6</text:span></text:p>
          </draw:text-box>
        </draw:frame>
        <draw:frame draw:style-name="gr5" draw:text-style-name="P14" draw:layer="layout" svg:width="0.721cm" svg:height="0.569cm" svg:x="18.654cm" svg:y="6.5cm">
          <draw:text-box>
            <text:p text:style-name="P13"><text:span text:style-name="T4">7</text:span></text:p>
          </draw:text-box>
        </draw:frame>
        <draw:frame draw:style-name="gr5" draw:text-style-name="P14" draw:layer="layout" svg:width="0.721cm" svg:height="0.569cm" svg:x="18.654cm" svg:y="7.5cm">
          <draw:text-box>
            <text:p text:style-name="P13"><text:span text:style-name="T4">9</text:span></text:p>
          </draw:text-box>
        </draw:frame>
        <draw:frame draw:style-name="gr5" draw:text-style-name="P14" draw:layer="layout" svg:width="0.9cm" svg:height="0.569cm" svg:x="18.475cm" svg:y="8cm">
          <draw:text-box>
            <text:p text:style-name="P13"><text:span text:style-name="T4">10</text:span></text:p>
          </draw:text-box>
        </draw:frame>
        <draw:frame draw:style-name="gr5" draw:text-style-name="P14" draw:layer="layout" svg:width="0.721cm" svg:height="0.569cm" svg:x="18.654cm" svg:y="4cm">
          <draw:text-box>
            <text:p text:style-name="P13"><text:span text:style-name="T4">2</text:span></text:p>
          </draw:text-box>
        </draw:frame>
        <draw:frame draw:style-name="gr5" draw:text-style-name="P14" draw:layer="layout" svg:width="0.721cm" svg:height="0.569cm" svg:x="18.654cm" svg:y="5.5cm">
          <draw:text-box>
            <text:p text:style-name="P13"><text:span text:style-name="T4">5</text:span></text:p>
          </draw:text-box>
        </draw:frame>
        <draw:frame draw:style-name="gr5" draw:text-style-name="P14" draw:layer="layout" svg:width="0.721cm" svg:height="0.569cm" svg:x="18.654cm" svg:y="7cm">
          <draw:text-box>
            <text:p text:style-name="P13"><text:span text:style-name="T4">8</text:span></text:p>
          </draw:text-box>
        </draw:frame>
        <draw:frame draw:style-name="gr5" draw:text-style-name="P14" draw:layer="layout" svg:width="0.9cm" svg:height="0.569cm" svg:x="18.475cm" svg:y="8.501cm">
          <draw:text-box>
            <text:p text:style-name="P13"><text:span text:style-name="T4">11</text:span></text:p>
          </draw:text-box>
        </draw:frame>
        <draw:frame draw:style-name="gr5" draw:text-style-name="P14" draw:layer="layout" svg:width="0.9cm" svg:height="0.569cm" svg:x="18.475cm" svg:y="9.002cm">
          <draw:text-box>
            <text:p text:style-name="P13"><text:span text:style-name="T4">12</text:span></text:p>
          </draw:text-box>
        </draw:frame>
        <draw:frame draw:style-name="gr5" draw:text-style-name="P14" draw:layer="layout" svg:width="0.9cm" svg:height="0.569cm" svg:x="18.475cm" svg:y="9.503cm">
          <draw:text-box>
            <text:p text:style-name="P13"><text:span text:style-name="T4">13</text:span></text:p>
          </draw:text-box>
        </draw:frame>
        <draw:frame draw:style-name="gr5" draw:text-style-name="P14" draw:layer="layout" svg:width="0.9cm" svg:height="0.569cm" svg:x="18.475cm" svg:y="10.004cm">
          <draw:text-box>
            <text:p text:style-name="P13"><text:span text:style-name="T4">14</text:span></text:p>
          </draw:text-box>
        </draw:frame>
        <draw:frame draw:style-name="gr5" draw:text-style-name="P14" draw:layer="layout" svg:width="0.9cm" svg:height="0.569cm" svg:x="18.475cm" svg:y="10.505cm">
          <draw:text-box>
            <text:p text:style-name="P13"><text:span text:style-name="T4">15</text:span></text:p>
          </draw:text-box>
        </draw:frame>
        <draw:frame draw:style-name="gr5" draw:text-style-name="P14" draw:layer="layout" svg:width="0.9cm" svg:height="0.569cm" svg:x="18.475cm" svg:y="11.006cm">
          <draw:text-box>
            <text:p text:style-name="P13"><text:span text:style-name="T4">16</text:span></text:p>
          </draw:text-box>
        </draw:frame>
        <draw:frame draw:style-name="gr5" draw:text-style-name="P14" draw:layer="layout" svg:width="0.9cm" svg:height="0.569cm" svg:x="18.475cm" svg:y="11.507cm">
          <draw:text-box>
            <text:p text:style-name="P13"><text:span text:style-name="T4">17</text:span></text:p>
          </draw:text-box>
        </draw:frame>
        <draw:frame draw:style-name="gr5" draw:text-style-name="P14" draw:layer="layout" svg:width="0.9cm" svg:height="0.569cm" svg:x="18.475cm" svg:y="12.008cm">
          <draw:text-box>
            <text:p text:style-name="P13"><text:span text:style-name="T4">18</text:span></text:p>
          </draw:text-box>
        </draw:frame>
        <draw:frame draw:style-name="gr5" draw:text-style-name="P14" draw:layer="layout" svg:width="0.9cm" svg:height="0.569cm" svg:x="18.475cm" svg:y="12.509cm">
          <draw:text-box>
            <text:p text:style-name="P13"><text:span text:style-name="T4">19</text:span></text:p>
          </draw:text-box>
        </draw:frame>
        <draw:frame draw:style-name="gr5" draw:text-style-name="P14" draw:layer="layout" svg:width="0.9cm" svg:height="0.569cm" svg:x="18.475cm" svg:y="13.01cm">
          <draw:text-box>
            <text:p text:style-name="P13"><text:span text:style-name="T4">20</text:span></text:p>
          </draw:text-box>
        </draw:frame>
        <draw:frame draw:style-name="gr5" draw:text-style-name="P14" draw:layer="layout" svg:width="0.9cm" svg:height="0.569cm" svg:x="18.475cm" svg:y="13.511cm">
          <draw:text-box>
            <text:p text:style-name="P13"><text:span text:style-name="T4">21</text:span></text:p>
          </draw:text-box>
        </draw:frame>
        <draw:frame draw:style-name="gr5" draw:text-style-name="P14" draw:layer="layout" svg:width="0.9cm" svg:height="0.569cm" svg:x="18.475cm" svg:y="14.012cm">
          <draw:text-box>
            <text:p text:style-name="P13"><text:span text:style-name="T4">22</text:span></text:p>
          </draw:text-box>
        </draw:frame>
        <draw:frame draw:style-name="gr5" draw:text-style-name="P14" draw:layer="layout" svg:width="0.9cm" svg:height="0.569cm" svg:x="18.475cm" svg:y="14.501cm">
          <draw:text-box>
            <text:p text:style-name="P13"><text:span text:style-name="T4">23</text:span></text:p>
          </draw:text-box>
        </draw:frame>
        <draw:frame draw:style-name="gr5" draw:text-style-name="P14" draw:layer="layout" svg:width="0.9cm" svg:height="0.569cm" svg:x="18.475cm" svg:y="15.002cm">
          <draw:text-box>
            <text:p text:style-name="P13"><text:span text:style-name="T4">24</text:span></text:p>
          </draw:text-box>
        </draw:frame>
        <draw:frame draw:style-name="gr5" draw:text-style-name="P14" draw:layer="layout" svg:width="0.9cm" svg:height="0.569cm" svg:x="18.475cm" svg:y="15.503cm">
          <draw:text-box>
            <text:p text:style-name="P13"><text:span text:style-name="T4">25</text:span></text:p>
          </draw:text-box>
        </draw:frame>
        <draw:frame draw:style-name="gr5" draw:text-style-name="P14" draw:layer="layout" svg:width="0.9cm" svg:height="0.569cm" svg:x="18.475cm" svg:y="16.004cm">
          <draw:text-box>
            <text:p text:style-name="P13"><text:span text:style-name="T4">26</text:span></text:p>
          </draw:text-box>
        </draw:frame>
        <draw:frame draw:style-name="gr5" draw:text-style-name="P14" draw:layer="layout" svg:width="0.9cm" svg:height="0.569cm" svg:x="18.475cm" svg:y="16.505cm">
          <draw:text-box>
            <text:p text:style-name="P13"><text:span text:style-name="T4">27</text:span></text:p>
          </draw:text-box>
        </draw:frame>
        <draw:frame draw:style-name="gr5" draw:text-style-name="P14" draw:layer="layout" svg:width="0.9cm" svg:height="0.569cm" svg:x="18.475cm" svg:y="17.006cm">
          <draw:text-box>
            <text:p text:style-name="P13"><text:span text:style-name="T4">28</text:span></text:p>
          </draw:text-box>
        </draw:frame>
        <draw:frame draw:style-name="gr5" draw:text-style-name="P14" draw:layer="layout" svg:width="0.9cm" svg:height="0.569cm" svg:x="18.475cm" svg:y="17.507cm">
          <draw:text-box>
            <text:p text:style-name="P13"><text:span text:style-name="T4">29</text:span></text:p>
          </draw:text-box>
        </draw:frame>
        <draw:frame draw:style-name="gr5" draw:text-style-name="P14" draw:layer="layout" svg:width="0.9cm" svg:height="0.569cm" svg:x="18.475cm" svg:y="18.008cm">
          <draw:text-box>
            <text:p text:style-name="P13"><text:span text:style-name="T4">30</text:span></text:p>
          </draw:text-box>
        </draw:frame>
        <draw:frame draw:style-name="gr5" draw:text-style-name="P14" draw:layer="layout" svg:width="0.9cm" svg:height="0.569cm" svg:x="18.475cm" svg:y="18.509cm">
          <draw:text-box>
            <text:p text:style-name="P13"><text:span text:style-name="T4">31</text:span></text:p>
          </draw:text-box>
        </draw:frame>
        <draw:frame draw:style-name="gr5" draw:text-style-name="P14" draw:id="id7" draw:layer="layout" svg:width="0.9cm" svg:height="0.569cm" svg:x="19.387cm" svg:y="11.508cm">
          <draw:text-box>
            <text:p text:style-name="P13"><text:span text:style-name="T4">0</text:span></text:p>
          </draw:text-box>
        </draw:frame>
        <draw:frame draw:style-name="gr5" draw:text-style-name="P14" draw:id="id1" draw:layer="layout" svg:width="0.9cm" svg:height="0.569cm" svg:x="19.387cm" svg:y="7.009cm">
          <draw:text-box>
            <text:p text:style-name="P13"><text:span text:style-name="T4">1</text:span></text:p>
          </draw:text-box>
        </draw:frame>
        <draw:frame draw:style-name="gr5" draw:text-style-name="P14" draw:id="id9" draw:layer="layout" svg:width="0.9cm" svg:height="0.569cm" svg:x="19.387cm" svg:y="13.009cm">
          <draw:text-box>
            <text:p text:style-name="P13"><text:span text:style-name="T4">2</text:span></text:p>
          </draw:text-box>
        </draw:frame>
        <draw:line draw:style-name="gr11" draw:text-style-name="P3" draw:layer="layout" svg:x1="24.5cm" svg:y1="3.25cm" svg:x2="27cm" svg:y2="4.875cm">
          <text:p text:style-name="P4"/>
        </draw:line>
        <draw:line draw:style-name="gr11" draw:text-style-name="P3" draw:layer="layout" svg:x1="24.5cm" svg:y1="3.75cm" svg:x2="27cm" svg:y2="6.25cm">
          <text:p text:style-name="P4"/>
        </draw:line>
        <draw:line draw:style-name="gr11" draw:text-style-name="P3" draw:layer="layout" svg:x1="24.5cm" svg:y1="4.25cm" svg:x2="27cm" svg:y2="3.75cm">
          <text:p text:style-name="P4"/>
        </draw:line>
        <draw:frame draw:style-name="gr5" draw:text-style-name="P14" draw:layer="layout" svg:width="0.75cm" svg:height="0.569cm" svg:x="26.875cm" svg:y="4cm">
          <draw:text-box>
            <text:p text:style-name="P13"><text:span text:style-name="T4">1</text:span></text:p>
          </draw:text-box>
        </draw:frame>
        <draw:frame draw:style-name="gr5" draw:text-style-name="P14" draw:id="id13" draw:layer="layout" svg:width="0.9cm" svg:height="0.569cm" svg:x="19.387cm" svg:y="16.509cm">
          <draw:text-box>
            <text:p text:style-name="P13"><text:span text:style-name="T4">4</text:span></text:p>
          </draw:text-box>
        </draw:frame>
        <draw:frame draw:style-name="gr5" draw:text-style-name="P14" draw:id="id11" draw:layer="layout" svg:width="0.9cm" svg:height="0.569cm" svg:x="19.387cm" svg:y="15.01cm">
          <draw:text-box>
            <text:p text:style-name="P13"><text:span text:style-name="T4">8</text:span></text:p>
          </draw:text-box>
        </draw:frame>
        <draw:frame draw:style-name="gr5" draw:text-style-name="P14" draw:id="id5" draw:layer="layout" svg:width="0.9cm" svg:height="0.569cm" svg:x="19.387cm" svg:y="9.511cm">
          <draw:text-box>
            <text:p text:style-name="P13"><text:span text:style-name="T4">5</text:span></text:p>
          </draw:text-box>
        </draw:frame>
        <draw:frame draw:style-name="gr5" draw:text-style-name="P14" draw:id="id15" draw:layer="layout" svg:width="0.9cm" svg:height="0.569cm" svg:x="19.387cm" svg:y="5.011cm">
          <draw:text-box>
            <text:p text:style-name="P13"><text:span text:style-name="T4">6</text:span></text:p>
          </draw:text-box>
        </draw:frame>
        <draw:frame draw:style-name="gr5" draw:text-style-name="P14" draw:id="id17" draw:layer="layout" svg:width="0.9cm" svg:height="0.569cm" svg:x="19.387cm" svg:y="4.012cm">
          <draw:text-box>
            <text:p text:style-name="P13"><text:span text:style-name="T4">3</text:span></text:p>
          </draw:text-box>
        </draw:frame>
        <draw:frame draw:style-name="gr5" draw:text-style-name="P14" draw:id="id3" draw:layer="layout" svg:width="0.9cm" svg:height="0.569cm" svg:x="19.387cm" svg:y="8.513cm">
          <draw:text-box>
            <text:p text:style-name="P13"><text:span text:style-name="T4">7</text:span></text:p>
          </draw:text-box>
        </draw:frame>
        <draw:frame draw:style-name="gr4" draw:text-style-name="P9" draw:layer="layout" svg:width="1.771cm" svg:height="1.407cm" svg:x="21.355cm" svg:y="1.501cm">
          <draw:text-box>
            <text:p text:style-name="P4"><text:span text:style-name="T5">V</text:span></text:p>
          </draw:text-box>
        </draw:frame>
        <draw:frame draw:style-name="gr12" draw:text-style-name="P18" draw:layer="layout" svg:width="0.959cm" svg:height="0.903cm" svg:x="20cm" svg:y="2cm">
          <draw:text-box>
            <text:p text:style-name="P4"><text:span text:style-name="T10">f</text:span></text:p>
          </draw:text-box>
        </draw:frame>
        <draw:g>
          <draw:rect draw:style-name="gr2" draw:text-style-name="P3" draw:layer="layout" svg:width="1.075cm" svg:height="16cm" svg:x="21.701cm" svg:y="3cm">
            <text:p text:style-name="P4"/>
          </draw:rect>
          <draw:line draw:style-name="gr2" draw:text-style-name="P3" draw:layer="layout" svg:x1="21.701cm" svg:y1="3.5cm" svg:x2="22.776cm" svg:y2="3.5cm">
            <text:p text:style-name="P4"/>
          </draw:line>
          <draw:line draw:style-name="gr2" draw:text-style-name="P3" draw:layer="layout" svg:x1="21.701cm" svg:y1="4cm" svg:x2="22.776cm" svg:y2="4cm">
            <text:p text:style-name="P4"/>
          </draw:line>
          <draw:line draw:style-name="gr2" draw:text-style-name="P3" draw:layer="layout" svg:x1="21.701cm" svg:y1="4.5cm" svg:x2="22.776cm" svg:y2="4.5cm">
            <text:p text:style-name="P4"/>
          </draw:line>
          <draw:line draw:style-name="gr2" draw:text-style-name="P3" draw:layer="layout" svg:x1="21.701cm" svg:y1="5cm" svg:x2="22.776cm" svg:y2="5cm">
            <text:p text:style-name="P4"/>
          </draw:line>
          <draw:line draw:style-name="gr2" draw:text-style-name="P3" draw:layer="layout" svg:x1="21.701cm" svg:y1="5.5cm" svg:x2="22.776cm" svg:y2="5.5cm">
            <text:p text:style-name="P4"/>
          </draw:line>
          <draw:line draw:style-name="gr2" draw:text-style-name="P3" draw:layer="layout" svg:x1="21.701cm" svg:y1="6cm" svg:x2="22.776cm" svg:y2="6cm">
            <text:p text:style-name="P4"/>
          </draw:line>
          <draw:line draw:style-name="gr2" draw:text-style-name="P3" draw:layer="layout" svg:x1="21.701cm" svg:y1="6.5cm" svg:x2="22.776cm" svg:y2="6.5cm">
            <text:p text:style-name="P4"/>
          </draw:line>
          <draw:line draw:style-name="gr2" draw:text-style-name="P3" draw:layer="layout" svg:x1="21.701cm" svg:y1="7cm" svg:x2="22.776cm" svg:y2="7cm">
            <text:p text:style-name="P4"/>
          </draw:line>
          <draw:line draw:style-name="gr2" draw:text-style-name="P3" draw:layer="layout" svg:x1="21.701cm" svg:y1="7.5cm" svg:x2="22.776cm" svg:y2="7.5cm">
            <text:p text:style-name="P4"/>
          </draw:line>
          <draw:line draw:style-name="gr2" draw:text-style-name="P3" draw:layer="layout" svg:x1="21.701cm" svg:y1="8cm" svg:x2="22.776cm" svg:y2="8cm">
            <text:p text:style-name="P4"/>
          </draw:line>
          <draw:line draw:style-name="gr2" draw:text-style-name="P3" draw:layer="layout" svg:x1="21.701cm" svg:y1="8.5cm" svg:x2="22.776cm" svg:y2="8.5cm">
            <text:p text:style-name="P4"/>
          </draw:line>
          <draw:line draw:style-name="gr2" draw:text-style-name="P3" draw:layer="layout" svg:x1="21.701cm" svg:y1="9cm" svg:x2="22.776cm" svg:y2="9cm">
            <text:p text:style-name="P4"/>
          </draw:line>
          <draw:line draw:style-name="gr2" draw:text-style-name="P3" draw:layer="layout" svg:x1="21.701cm" svg:y1="9.5cm" svg:x2="22.776cm" svg:y2="9.5cm">
            <text:p text:style-name="P4"/>
          </draw:line>
          <draw:line draw:style-name="gr2" draw:text-style-name="P3" draw:layer="layout" svg:x1="21.701cm" svg:y1="10cm" svg:x2="22.776cm" svg:y2="10cm">
            <text:p text:style-name="P4"/>
          </draw:line>
          <draw:line draw:style-name="gr2" draw:text-style-name="P3" draw:layer="layout" svg:x1="21.701cm" svg:y1="10.5cm" svg:x2="22.776cm" svg:y2="10.5cm">
            <text:p text:style-name="P4"/>
          </draw:line>
          <draw:line draw:style-name="gr2" draw:text-style-name="P3" draw:layer="layout" svg:x1="21.701cm" svg:y1="11cm" svg:x2="22.776cm" svg:y2="11cm">
            <text:p text:style-name="P4"/>
          </draw:line>
          <draw:line draw:style-name="gr2" draw:text-style-name="P3" draw:layer="layout" svg:x1="21.701cm" svg:y1="11.5cm" svg:x2="22.776cm" svg:y2="11.5cm">
            <text:p text:style-name="P4"/>
          </draw:line>
          <draw:line draw:style-name="gr2" draw:text-style-name="P3" draw:layer="layout" svg:x1="21.701cm" svg:y1="12cm" svg:x2="22.776cm" svg:y2="12cm">
            <text:p text:style-name="P4"/>
          </draw:line>
          <draw:line draw:style-name="gr2" draw:text-style-name="P3" draw:layer="layout" svg:x1="21.701cm" svg:y1="12.5cm" svg:x2="22.776cm" svg:y2="12.5cm">
            <text:p text:style-name="P4"/>
          </draw:line>
          <draw:line draw:style-name="gr2" draw:text-style-name="P3" draw:layer="layout" svg:x1="21.701cm" svg:y1="13cm" svg:x2="22.776cm" svg:y2="13cm">
            <text:p text:style-name="P4"/>
          </draw:line>
          <draw:line draw:style-name="gr2" draw:text-style-name="P3" draw:layer="layout" svg:x1="21.701cm" svg:y1="13.5cm" svg:x2="22.776cm" svg:y2="13.5cm">
            <text:p text:style-name="P4"/>
          </draw:line>
          <draw:line draw:style-name="gr2" draw:text-style-name="P3" draw:layer="layout" svg:x1="21.701cm" svg:y1="14cm" svg:x2="22.776cm" svg:y2="14cm">
            <text:p text:style-name="P4"/>
          </draw:line>
          <draw:line draw:style-name="gr2" draw:text-style-name="P3" draw:layer="layout" svg:x1="21.701cm" svg:y1="14.5cm" svg:x2="22.776cm" svg:y2="14.5cm">
            <text:p text:style-name="P4"/>
          </draw:line>
          <draw:line draw:style-name="gr2" draw:text-style-name="P3" draw:layer="layout" svg:x1="21.701cm" svg:y1="15cm" svg:x2="22.776cm" svg:y2="15cm">
            <text:p text:style-name="P4"/>
          </draw:line>
          <draw:line draw:style-name="gr2" draw:text-style-name="P3" draw:layer="layout" svg:x1="21.701cm" svg:y1="15.5cm" svg:x2="22.776cm" svg:y2="15.5cm">
            <text:p text:style-name="P4"/>
          </draw:line>
          <draw:line draw:style-name="gr2" draw:text-style-name="P3" draw:layer="layout" svg:x1="21.701cm" svg:y1="16cm" svg:x2="22.776cm" svg:y2="16cm">
            <text:p text:style-name="P4"/>
          </draw:line>
          <draw:line draw:style-name="gr2" draw:text-style-name="P3" draw:layer="layout" svg:x1="21.701cm" svg:y1="16.5cm" svg:x2="22.776cm" svg:y2="16.5cm">
            <text:p text:style-name="P4"/>
          </draw:line>
          <draw:line draw:style-name="gr2" draw:text-style-name="P3" draw:layer="layout" svg:x1="21.701cm" svg:y1="17cm" svg:x2="22.776cm" svg:y2="17cm">
            <text:p text:style-name="P4"/>
          </draw:line>
          <draw:line draw:style-name="gr2" draw:text-style-name="P3" draw:layer="layout" svg:x1="21.701cm" svg:y1="17cm" svg:x2="22.776cm" svg:y2="17cm">
            <text:p text:style-name="P4"/>
          </draw:line>
          <draw:line draw:style-name="gr2" draw:text-style-name="P3" draw:layer="layout" svg:x1="21.701cm" svg:y1="17.5cm" svg:x2="22.776cm" svg:y2="17.5cm">
            <text:p text:style-name="P4"/>
          </draw:line>
          <draw:line draw:style-name="gr2" draw:text-style-name="P3" draw:layer="layout" svg:x1="21.701cm" svg:y1="18cm" svg:x2="22.776cm" svg:y2="18cm">
            <text:p text:style-name="P4"/>
          </draw:line>
          <draw:line draw:style-name="gr2" draw:text-style-name="P3" draw:layer="layout" svg:x1="21.701cm" svg:y1="18.5cm" svg:x2="22.776cm" svg:y2="18.5cm">
            <text:p text:style-name="P4"/>
          </draw:line>
          <draw:line draw:style-name="gr2" draw:text-style-name="P3" draw:layer="layout" svg:x1="21.701cm" svg:y1="16cm" svg:x2="22.776cm" svg:y2="16cm">
            <text:p text:style-name="P4"/>
          </draw:line>
        </draw:g>
        <draw:frame draw:style-name="gr5" draw:text-style-name="P14" draw:id="id8" draw:layer="layout" svg:width="0.9cm" svg:height="0.569cm" svg:x="21.788cm" svg:y="5.5cm">
          <draw:text-box>
            <text:p text:style-name="P13"><text:span text:style-name="T4">0</text:span></text:p>
          </draw:text-box>
        </draw:frame>
        <draw:frame draw:style-name="gr5" draw:text-style-name="P14" draw:id="id2" draw:layer="layout" svg:width="0.9cm" svg:height="0.569cm" svg:x="21.788cm" svg:y="4cm">
          <draw:text-box>
            <text:p text:style-name="P13"><text:span text:style-name="T4">1</text:span></text:p>
          </draw:text-box>
        </draw:frame>
        <draw:frame draw:style-name="gr5" draw:text-style-name="P14" draw:id="id10" draw:layer="layout" svg:width="0.9cm" svg:height="0.569cm" svg:x="21.788cm" svg:y="6.026cm">
          <draw:text-box>
            <text:p text:style-name="P13"><text:span text:style-name="T4">2</text:span></text:p>
          </draw:text-box>
        </draw:frame>
        <draw:frame draw:style-name="gr5" draw:text-style-name="P14" draw:id="id14" draw:layer="layout" svg:width="0.9cm" svg:height="0.569cm" svg:x="21.788cm" svg:y="7cm">
          <draw:text-box>
            <text:p text:style-name="P13"><text:span text:style-name="T4">4</text:span></text:p>
          </draw:text-box>
        </draw:frame>
        <draw:frame draw:style-name="gr5" draw:text-style-name="P14" draw:id="id12" draw:layer="layout" svg:width="0.9cm" svg:height="0.569cm" svg:x="21.788cm" svg:y="6.5cm">
          <draw:text-box>
            <text:p text:style-name="P13"><text:span text:style-name="T4">8</text:span></text:p>
          </draw:text-box>
        </draw:frame>
        <draw:frame draw:style-name="gr5" draw:text-style-name="P14" draw:id="id6" draw:layer="layout" svg:width="0.9cm" svg:height="0.569cm" svg:x="21.788cm" svg:y="5cm">
          <draw:text-box>
            <text:p text:style-name="P13"><text:span text:style-name="T4">5</text:span></text:p>
          </draw:text-box>
        </draw:frame>
        <draw:frame draw:style-name="gr5" draw:text-style-name="P14" draw:id="id16" draw:layer="layout" svg:width="0.9cm" svg:height="0.569cm" svg:x="21.788cm" svg:y="3.5cm">
          <draw:text-box>
            <text:p text:style-name="P13"><text:span text:style-name="T4">6</text:span></text:p>
          </draw:text-box>
        </draw:frame>
        <draw:frame draw:style-name="gr5" draw:text-style-name="P14" draw:id="id18" draw:layer="layout" svg:width="0.9cm" svg:height="0.569cm" svg:x="21.788cm" svg:y="3cm">
          <draw:text-box>
            <text:p text:style-name="P13"><text:span text:style-name="T4">3</text:span></text:p>
          </draw:text-box>
        </draw:frame>
        <draw:frame draw:style-name="gr5" draw:text-style-name="P14" draw:id="id4" draw:layer="layout" svg:width="0.9cm" svg:height="0.569cm" svg:x="21.788cm" svg:y="4.5cm">
          <draw:text-box>
            <text:p text:style-name="P13"><text:span text:style-name="T4">7</text:span></text:p>
          </draw:text-box>
        </draw:frame>
        <draw:frame draw:style-name="gr5" draw:text-style-name="P14" draw:layer="layout" svg:width="0.9cm" svg:height="0.569cm" svg:x="18.475cm" svg:y="8cm">
          <draw:text-box>
            <text:p text:style-name="P13"><text:span text:style-name="T4">10</text:span></text:p>
          </draw:text-box>
        </draw:frame>
        <draw:frame draw:style-name="gr5" draw:text-style-name="P14" draw:layer="layout" svg:width="0.9cm" svg:height="0.569cm" svg:x="18.475cm" svg:y="8.501cm">
          <draw:text-box>
            <text:p text:style-name="P13"><text:span text:style-name="T4">11</text:span></text:p>
          </draw:text-box>
        </draw:frame>
        <draw:frame draw:style-name="gr5" draw:text-style-name="P14" draw:layer="layout" svg:width="0.9cm" svg:height="0.569cm" svg:x="18.475cm" svg:y="9.002cm">
          <draw:text-box>
            <text:p text:style-name="P13"><text:span text:style-name="T4">12</text:span></text:p>
          </draw:text-box>
        </draw:frame>
        <draw:frame draw:style-name="gr5" draw:text-style-name="P14" draw:layer="layout" svg:width="0.9cm" svg:height="0.569cm" svg:x="18.475cm" svg:y="9.503cm">
          <draw:text-box>
            <text:p text:style-name="P13"><text:span text:style-name="T4">13</text:span></text:p>
          </draw:text-box>
        </draw:frame>
        <draw:frame draw:style-name="gr5" draw:text-style-name="P14" draw:layer="layout" svg:width="0.9cm" svg:height="0.569cm" svg:x="18.475cm" svg:y="10.004cm">
          <draw:text-box>
            <text:p text:style-name="P13"><text:span text:style-name="T4">14</text:span></text:p>
          </draw:text-box>
        </draw:frame>
        <draw:frame draw:style-name="gr5" draw:text-style-name="P14" draw:layer="layout" svg:width="0.9cm" svg:height="0.569cm" svg:x="18.475cm" svg:y="10.505cm">
          <draw:text-box>
            <text:p text:style-name="P13"><text:span text:style-name="T4">15</text:span></text:p>
          </draw:text-box>
        </draw:frame>
        <draw:frame draw:style-name="gr5" draw:text-style-name="P14" draw:layer="layout" svg:width="0.9cm" svg:height="0.569cm" svg:x="18.475cm" svg:y="11.006cm">
          <draw:text-box>
            <text:p text:style-name="P13"><text:span text:style-name="T4">16</text:span></text:p>
          </draw:text-box>
        </draw:frame>
        <draw:frame draw:style-name="gr5" draw:text-style-name="P14" draw:layer="layout" svg:width="0.9cm" svg:height="0.569cm" svg:x="18.475cm" svg:y="11.507cm">
          <draw:text-box>
            <text:p text:style-name="P13"><text:span text:style-name="T4">17</text:span></text:p>
          </draw:text-box>
        </draw:frame>
        <draw:frame draw:style-name="gr5" draw:text-style-name="P14" draw:layer="layout" svg:width="0.9cm" svg:height="0.569cm" svg:x="18.475cm" svg:y="12.008cm">
          <draw:text-box>
            <text:p text:style-name="P13"><text:span text:style-name="T4">18</text:span></text:p>
          </draw:text-box>
        </draw:frame>
        <draw:frame draw:style-name="gr5" draw:text-style-name="P14" draw:layer="layout" svg:width="0.9cm" svg:height="0.569cm" svg:x="18.475cm" svg:y="12.509cm">
          <draw:text-box>
            <text:p text:style-name="P13"><text:span text:style-name="T4">19</text:span></text:p>
          </draw:text-box>
        </draw:frame>
        <draw:frame draw:style-name="gr5" draw:text-style-name="P14" draw:layer="layout" svg:width="0.9cm" svg:height="0.569cm" svg:x="18.475cm" svg:y="13.01cm">
          <draw:text-box>
            <text:p text:style-name="P13"><text:span text:style-name="T4">20</text:span></text:p>
          </draw:text-box>
        </draw:frame>
        <draw:frame draw:style-name="gr5" draw:text-style-name="P14" draw:layer="layout" svg:width="0.9cm" svg:height="0.569cm" svg:x="18.475cm" svg:y="13.511cm">
          <draw:text-box>
            <text:p text:style-name="P13"><text:span text:style-name="T4">21</text:span></text:p>
          </draw:text-box>
        </draw:frame>
        <draw:frame draw:style-name="gr5" draw:text-style-name="P14" draw:layer="layout" svg:width="0.9cm" svg:height="0.569cm" svg:x="18.475cm" svg:y="14.012cm">
          <draw:text-box>
            <text:p text:style-name="P13"><text:span text:style-name="T4">22</text:span></text:p>
          </draw:text-box>
        </draw:frame>
        <draw:frame draw:style-name="gr5" draw:text-style-name="P14" draw:layer="layout" svg:width="0.9cm" svg:height="0.569cm" svg:x="18.475cm" svg:y="14.501cm">
          <draw:text-box>
            <text:p text:style-name="P13"><text:span text:style-name="T4">23</text:span></text:p>
          </draw:text-box>
        </draw:frame>
        <draw:frame draw:style-name="gr5" draw:text-style-name="P14" draw:layer="layout" svg:width="0.9cm" svg:height="0.569cm" svg:x="18.475cm" svg:y="15.002cm">
          <draw:text-box>
            <text:p text:style-name="P13"><text:span text:style-name="T4">24</text:span></text:p>
          </draw:text-box>
        </draw:frame>
        <draw:frame draw:style-name="gr5" draw:text-style-name="P14" draw:layer="layout" svg:width="0.9cm" svg:height="0.569cm" svg:x="18.475cm" svg:y="15.503cm">
          <draw:text-box>
            <text:p text:style-name="P13"><text:span text:style-name="T4">25</text:span></text:p>
          </draw:text-box>
        </draw:frame>
        <draw:frame draw:style-name="gr5" draw:text-style-name="P14" draw:layer="layout" svg:width="0.9cm" svg:height="0.569cm" svg:x="18.475cm" svg:y="16.004cm">
          <draw:text-box>
            <text:p text:style-name="P13"><text:span text:style-name="T4">26</text:span></text:p>
          </draw:text-box>
        </draw:frame>
        <draw:frame draw:style-name="gr5" draw:text-style-name="P14" draw:layer="layout" svg:width="0.9cm" svg:height="0.569cm" svg:x="18.475cm" svg:y="16.505cm">
          <draw:text-box>
            <text:p text:style-name="P13"><text:span text:style-name="T4">27</text:span></text:p>
          </draw:text-box>
        </draw:frame>
        <draw:frame draw:style-name="gr5" draw:text-style-name="P14" draw:layer="layout" svg:width="0.9cm" svg:height="0.569cm" svg:x="18.475cm" svg:y="17.006cm">
          <draw:text-box>
            <text:p text:style-name="P13"><text:span text:style-name="T4">28</text:span></text:p>
          </draw:text-box>
        </draw:frame>
        <draw:frame draw:style-name="gr5" draw:text-style-name="P14" draw:layer="layout" svg:width="0.9cm" svg:height="0.569cm" svg:x="18.475cm" svg:y="17.507cm">
          <draw:text-box>
            <text:p text:style-name="P13"><text:span text:style-name="T4">29</text:span></text:p>
          </draw:text-box>
        </draw:frame>
        <draw:frame draw:style-name="gr5" draw:text-style-name="P14" draw:layer="layout" svg:width="0.9cm" svg:height="0.569cm" svg:x="18.475cm" svg:y="18.008cm">
          <draw:text-box>
            <text:p text:style-name="P13"><text:span text:style-name="T4">30</text:span></text:p>
          </draw:text-box>
        </draw:frame>
        <draw:frame draw:style-name="gr5" draw:text-style-name="P14" draw:layer="layout" svg:width="0.9cm" svg:height="0.569cm" svg:x="18.475cm" svg:y="18.509cm">
          <draw:text-box>
            <text:p text:style-name="P13"><text:span text:style-name="T4">31</text:span></text:p>
          </draw:text-box>
        </draw:frame>
        <draw:connector draw:style-name="gr11" draw:text-style-name="P3" draw:layer="layout" draw:type="curve" draw:line-skew="-0.163cm" svg:x1="20.287cm" svg:y1="7.293cm" svg:x2="21.788cm" svg:y2="4.284cm" draw:start-shape="id1" draw:start-glue-point="1" draw:end-shape="id2" draw:end-glue-point="3">
          <text:p text:style-name="P4"/>
        </draw:connector>
        <draw:connector draw:style-name="gr11" draw:text-style-name="P3" draw:layer="layout" draw:type="curve" draw:line-skew="-0.163cm" svg:x1="20.287cm" svg:y1="8.797cm" svg:x2="21.788cm" svg:y2="4.784cm" draw:start-shape="id3" draw:start-glue-point="1" draw:end-shape="id4">
          <text:p text:style-name="P4"/>
        </draw:connector>
        <draw:connector draw:style-name="gr11" draw:text-style-name="P3" draw:layer="layout" draw:type="curve" draw:line-skew="-0.091cm" svg:x1="20.287cm" svg:y1="9.795cm" svg:x2="21.788cm" svg:y2="5.284cm" draw:start-shape="id5" draw:start-glue-point="1" draw:end-shape="id6" draw:end-glue-point="3">
          <text:p text:style-name="P4"/>
        </draw:connector>
        <draw:connector draw:style-name="gr11" draw:text-style-name="P3" draw:layer="layout" draw:type="curve" draw:line-skew="-0.038cm" svg:x1="20.287cm" svg:y1="11.792cm" svg:x2="21.788cm" svg:y2="5.784cm" draw:start-shape="id7" draw:start-glue-point="1" draw:end-shape="id8">
          <text:p text:style-name="P4"/>
        </draw:connector>
        <draw:g>
          <draw:frame draw:style-name="gr3" draw:text-style-name="P12" draw:layer="layout" svg:width="0.714cm" svg:height="0.734cm" svg:x="20.193cm" svg:y="13.356cm">
            <draw:text-box>
              <text:p text:style-name="P4"><text:span text:style-name="T3">a</text:span></text:p>
            </draw:text-box>
          </draw:frame>
          <draw:frame draw:style-name="gr3" draw:text-style-name="P10" draw:layer="layout" svg:width="0.659cm" svg:height="0.569cm" svg:x="20.591cm" svg:y="13.806cm">
            <draw:text-box>
              <text:p text:style-name="P4"><text:span text:style-name="T4">0</text:span></text:p>
            </draw:text-box>
          </draw:frame>
          <draw:frame draw:style-name="gr3" draw:text-style-name="P20" draw:layer="layout" svg:width="0.676cm" svg:height="0.666cm" svg:x="20.392cm" svg:y="13.607cm">
            <draw:text-box>
              <text:p text:style-name="P19"><text:span text:style-name="T11">δ</text:span></text:p>
            </draw:text-box>
          </draw:frame>
        </draw:g>
        <draw:connector draw:style-name="gr11" draw:text-style-name="P3" draw:layer="layout" draw:type="curve" svg:x1="20.287cm" svg:y1="13.293cm" svg:x2="21.788cm" svg:y2="6.31cm" draw:start-shape="id9" draw:start-glue-point="1" draw:end-shape="id10" draw:end-glue-point="3">
          <text:p text:style-name="P4"/>
        </draw:connector>
        <draw:connector draw:style-name="gr11" draw:text-style-name="P3" draw:layer="layout" draw:type="curve" draw:line-skew="0.293cm" svg:x1="20.287cm" svg:y1="15.294cm" svg:x2="21.788cm" svg:y2="6.784cm" draw:start-shape="id11" draw:start-glue-point="1" draw:end-shape="id12" draw:end-glue-point="3">
          <text:p text:style-name="P4"/>
        </draw:connector>
        <draw:connector draw:style-name="gr11" draw:text-style-name="P3" draw:layer="layout" draw:type="curve" draw:line-skew="0.356cm" svg:x1="20.287cm" svg:y1="16.793cm" svg:x2="21.788cm" svg:y2="7.284cm" draw:start-shape="id13" draw:start-glue-point="1" draw:end-shape="id14" draw:end-glue-point="3">
          <text:p text:style-name="P4"/>
        </draw:connector>
        <draw:connector draw:style-name="gr11" draw:text-style-name="P3" draw:layer="layout" draw:type="curve" draw:line-skew="-0.163cm" svg:x1="20.287cm" svg:y1="5.295cm" svg:x2="21.788cm" svg:y2="3.784cm" draw:start-shape="id15" draw:start-glue-point="1" draw:end-shape="id16" draw:end-glue-point="3">
          <text:p text:style-name="P4"/>
        </draw:connector>
        <draw:connector draw:style-name="gr11" draw:text-style-name="P3" draw:layer="layout" draw:type="curve" draw:line-skew="-0.163cm" svg:x1="20.287cm" svg:y1="4.296cm" svg:x2="21.788cm" svg:y2="3.284cm" draw:start-shape="id17" draw:start-glue-point="1" draw:end-shape="id18" draw:end-glue-point="3">
          <text:p text:style-name="P4"/>
        </draw:connector>
        <draw:frame draw:style-name="gr12" draw:text-style-name="P18" draw:layer="layout" svg:width="1.049cm" svg:height="0.903cm" svg:x="22.201cm" svg:y="2cm">
          <draw:text-box>
            <text:p text:style-name="P4"><text:span text:style-name="T10">c</text:span></text:p>
          </draw:text-box>
        </draw:frame>
        <draw:frame draw:style-name="gr13" draw:text-style-name="P14" draw:layer="layout" svg:width="0.75cm" svg:height="0.569cm" svg:x="23.875cm" svg:y="3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5cm" svg:height="0.569cm" svg:x="23.875cm" svg:y="3.5cm">
          <draw:text-box>
            <text:p text:style-name="P13"><text:span text:style-name="T4">1</text:span></text:p>
          </draw:text-box>
        </draw:frame>
        <draw:frame draw:style-name="gr13" draw:text-style-name="P14" draw:layer="layout" svg:width="0.75cm" svg:height="0.569cm" svg:x="23.875cm" svg:y="4.001cm">
          <draw:text-box>
            <text:p text:style-name="P13"><text:span text:style-name="T4">0</text:span></text:p>
          </draw:text-box>
        </draw:frame>
        <draw:frame draw:style-name="gr13" draw:text-style-name="P14" draw:layer="layout" svg:width="0.75cm" svg:height="0.569cm" svg:x="23.875cm" svg:y="4.502cm">
          <draw:text-box>
            <text:p text:style-name="P13"><text:span text:style-name="T4">0</text:span></text:p>
          </draw:text-box>
        </draw:frame>
        <draw:frame draw:style-name="gr13" draw:text-style-name="P14" draw:layer="layout" svg:width="0.75cm" svg:height="0.569cm" svg:x="23.875cm" svg:y="6.503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5cm" svg:height="0.569cm" svg:x="23.875cm" svg:y="5.001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5cm" svg:height="0.569cm" svg:x="23.875cm" svg:y="5.502cm">
          <draw:text-box>
            <text:p text:style-name="P13"><text:span text:style-name="T4">1</text:span></text:p>
          </draw:text-box>
        </draw:frame>
        <draw:frame draw:style-name="gr5" draw:text-style-name="P14" draw:layer="layout" svg:width="0.75cm" svg:height="0.569cm" svg:x="23.875cm" svg:y="6.003cm">
          <draw:text-box>
            <text:p text:style-name="P13"><text:span text:style-name="T4">1</text:span></text:p>
          </draw:text-box>
        </draw:frame>
        <draw:frame draw:style-name="gr5" draw:text-style-name="P14" draw:layer="layout" svg:width="0.75cm" svg:height="0.569cm" svg:x="23.875cm" svg:y="7.004cm">
          <draw:text-box>
            <text:p text:style-name="P13"><text:span text:style-name="T4">1</text:span></text:p>
          </draw:text-box>
        </draw:frame>
        <draw:line draw:style-name="gr11" draw:text-style-name="P3" draw:layer="layout" svg:x1="24.5cm" svg:y1="4.75cm" svg:x2="27cm" svg:y2="6.75cm">
          <text:p text:style-name="P4"/>
        </draw:line>
        <draw:line draw:style-name="gr11" draw:text-style-name="P3" draw:layer="layout" svg:x1="24.501cm" svg:y1="5.25cm" svg:x2="27cm" svg:y2="5.75cm">
          <text:p text:style-name="P4"/>
        </draw:line>
        <draw:line draw:style-name="gr11" draw:text-style-name="P3" draw:layer="layout" svg:x1="24.501cm" svg:y1="5.75cm" svg:x2="27cm" svg:y2="3.25cm">
          <text:p text:style-name="P4"/>
        </draw:line>
        <draw:line draw:style-name="gr14" draw:text-style-name="P3" draw:layer="layout" svg:x1="24.501cm" svg:y1="6.25cm" svg:x2="27cm" svg:y2="4.25cm">
          <text:p text:style-name="P4"/>
        </draw:line>
        <draw:line draw:style-name="gr11" draw:text-style-name="P3" draw:layer="layout" svg:x1="24.501cm" svg:y1="6.75cm" svg:x2="27cm" svg:y2="7.25cm">
          <text:p text:style-name="P4"/>
        </draw:line>
        <draw:line draw:style-name="gr14" draw:text-style-name="P3" draw:layer="layout" svg:x1="24.501cm" svg:y1="7.25cm" svg:x2="27cm" svg:y2="5.25cm">
          <text:p text:style-name="P4"/>
        </draw:line>
        <draw:frame draw:style-name="gr5" draw:text-style-name="P14" draw:layer="layout" svg:width="0.75cm" svg:height="0.569cm" svg:x="26.875cm" svg:y="6cm">
          <draw:text-box>
            <text:p text:style-name="P13"><text:span text:style-name="T4">1</text:span></text:p>
          </draw:text-box>
        </draw:frame>
        <draw:frame draw:style-name="gr13" draw:text-style-name="P14" draw:layer="layout" svg:width="0.75cm" svg:height="0.569cm" svg:x="26.875cm" svg:y="3.5cm">
          <draw:text-box>
            <text:p text:style-name="P13"><text:span text:style-name="T4">0</text:span></text:p>
          </draw:text-box>
        </draw:frame>
        <draw:frame draw:style-name="gr13" draw:text-style-name="P14" draw:layer="layout" svg:width="0.75cm" svg:height="0.569cm" svg:x="26.875cm" svg:y="6.5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5cm" svg:height="0.569cm" svg:x="26.875cm" svg:y="5.5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5cm" svg:height="0.569cm" svg:x="26.875cm" svg:y="3cm">
          <draw:text-box>
            <text:p text:style-name="P13"><text:span text:style-name="T4">1</text:span></text:p>
          </draw:text-box>
        </draw:frame>
        <draw:frame draw:style-name="gr13" draw:text-style-name="P14" draw:layer="layout" svg:width="0.75cm" svg:height="0.569cm" svg:x="26.875cm" svg:y="7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5cm" svg:height="0.569cm" svg:x="26.875cm" svg:y="5cm">
          <draw:text-box>
            <text:p text:style-name="P13"><text:span text:style-name="T4">1</text:span></text:p>
          </draw:text-box>
        </draw:frame>
        <draw:frame draw:style-name="gr13" draw:text-style-name="P14" draw:layer="layout" svg:width="0.75cm" svg:height="0.569cm" svg:x="26.875cm" svg:y="4.5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21cm" svg:height="0.569cm" svg:x="27.455cm" svg:y="3.001cm">
          <draw:text-box>
            <text:p text:style-name="P13"><text:span text:style-name="T4">0</text:span></text:p>
          </draw:text-box>
        </draw:frame>
        <draw:frame draw:style-name="gr5" draw:text-style-name="P14" draw:layer="layout" svg:width="0.721cm" svg:height="0.569cm" svg:x="27.455cm" svg:y="3.501cm">
          <draw:text-box>
            <text:p text:style-name="P13"><text:span text:style-name="T4">1</text:span></text:p>
          </draw:text-box>
        </draw:frame>
        <draw:frame draw:style-name="gr5" draw:text-style-name="P14" draw:layer="layout" svg:width="0.721cm" svg:height="0.569cm" svg:x="27.455cm" svg:y="4.501cm">
          <draw:text-box>
            <text:p text:style-name="P13"><text:span text:style-name="T4">3</text:span></text:p>
          </draw:text-box>
        </draw:frame>
        <draw:frame draw:style-name="gr5" draw:text-style-name="P14" draw:layer="layout" svg:width="0.721cm" svg:height="0.569cm" svg:x="27.455cm" svg:y="5.001cm">
          <draw:text-box>
            <text:p text:style-name="P13"><text:span text:style-name="T4">4</text:span></text:p>
          </draw:text-box>
        </draw:frame>
        <draw:frame draw:style-name="gr5" draw:text-style-name="P14" draw:layer="layout" svg:width="0.721cm" svg:height="0.569cm" svg:x="27.455cm" svg:y="6.001cm">
          <draw:text-box>
            <text:p text:style-name="P13"><text:span text:style-name="T4">6</text:span></text:p>
          </draw:text-box>
        </draw:frame>
        <draw:frame draw:style-name="gr5" draw:text-style-name="P14" draw:layer="layout" svg:width="0.721cm" svg:height="0.569cm" svg:x="27.455cm" svg:y="6.501cm">
          <draw:text-box>
            <text:p text:style-name="P13"><text:span text:style-name="T4">7</text:span></text:p>
          </draw:text-box>
        </draw:frame>
        <draw:frame draw:style-name="gr5" draw:text-style-name="P14" draw:layer="layout" svg:width="0.721cm" svg:height="0.569cm" svg:x="27.455cm" svg:y="4.001cm">
          <draw:text-box>
            <text:p text:style-name="P13"><text:span text:style-name="T4">2</text:span></text:p>
          </draw:text-box>
        </draw:frame>
        <draw:frame draw:style-name="gr5" draw:text-style-name="P14" draw:layer="layout" svg:width="0.721cm" svg:height="0.569cm" svg:x="27.455cm" svg:y="5.501cm">
          <draw:text-box>
            <text:p text:style-name="P13"><text:span text:style-name="T4">5</text:span></text:p>
          </draw:text-box>
        </draw:frame>
        <draw:frame draw:style-name="gr5" draw:text-style-name="P14" draw:layer="layout" svg:width="0.721cm" svg:height="0.569cm" svg:x="27.455cm" svg:y="7.001cm">
          <draw:text-box>
            <text:p text:style-name="P13"><text:span text:style-name="T4">8</text:span></text:p>
          </draw:text-box>
        </draw:frame>
        <draw:frame draw:style-name="gr15" draw:text-style-name="P21" draw:layer="layout" svg:width="5.2cm" svg:height="1.477cm" svg:x="23.5cm" svg:y="11.625cm">
          <draw:text-box>
            <text:p text:style-name="P13"><text:span text:style-name="T12">P</text:span><text:span text:style-name="T13"> 010001101</text:span></text:p>
          </draw:text-box>
        </draw:frame>
        <draw:frame draw:style-name="gr15" draw:text-style-name="P21" draw:layer="layout" svg:width="5.2cm" svg:height="1.477cm" svg:x="23.5cm" svg:y="14.126cm">
          <draw:text-box>
            <text:p text:style-name="P13"><text:span text:style-name="T14">C</text:span><text:span text:style-name="T13"> 101010100</text:span></text:p>
          </draw:text-box>
        </draw:frame>
        <draw:custom-shape draw:style-name="gr16" draw:text-style-name="P22" draw:layer="layout" svg:width="0.5cm" svg:height="1.125cm" svg:x="26.2cm" svg:y="12.775cm">
          <text:p text:style-name="P4"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7" draw:text-style-name="P3" draw:layer="layout" svg:x1="23.5cm" svg:y1="11.25cm" svg:x2="28.7cm" svg:y2="11.25cm">
          <text:p text:style-name="P4"/>
        </draw:line>
        <draw:frame draw:style-name="gr18" draw:text-style-name="P23" draw:layer="layout" svg:width="1.051cm" svg:height="0.827cm" svg:x="23.55cm" svg:y="12.825cm">
          <draw:text-box>
            <text:p text:style-name="P4"><text:span text:style-name="T15">V</text:span></text:p>
          </draw:text-box>
        </draw:frame>
        <draw:frame draw:style-name="gr19" draw:text-style-name="P24" draw:layer="layout" svg:width="0.623cm" svg:height="0.577cm" svg:x="23.952cm" svg:y="13.191cm">
          <draw:text-box>
            <text:p text:style-name="P4"><text:span text:style-name="T16">c</text:span></text:p>
          </draw:text-box>
        </draw:frame>
        <draw:frame draw:style-name="gr3" draw:text-style-name="P25" draw:layer="layout" svg:width="14.78cm" svg:height="0.64cm" svg:x="11.5cm" svg:y="19.5cm">
          <draw:text-box>
            <text:p text:style-name="P4"><text:span text:style-name="T17">Prime Shuffle Crypto </text:span><text:span text:style-name="T17"><text:tab/></text:span><text:span text:style-name="T17">V1.1 (</text:span><text:span text:style-name="T17"><text:date style:data-style-name="D1" text:date-value="2008-01-27">27.01.08</text:date></text:span><text:span text:style-name="T17">)</text:span><text:span text:style-name="T17"><text:tab/></text:span><text:span text:style-name="T17"><text:tab/></text:span><text:span text:style-name="T17">http://sourceforge.net/projects/primeshuffle/</text:span></text:p>
          </draw:text-box>
        </draw:frame>
        <draw:rect draw:style-name="gr20" draw:text-style-name="P27" draw:layer="layout" svg:width="8.25cm" svg:height="2.625cm" svg:x="10.5cm" svg:y="1cm">
          <text:p text:style-name="P26"><text:span text:style-name="T18">Prime Shuffle Crypto</text:span></text:p>
        </draw:rect>
        <draw:path draw:style-name="gr21" draw:text-style-name="P3" draw:layer="layout" svg:width="3.25cm" svg:height="1.5cm" svg:x="14.375cm" svg:y="12cm" svg:viewBox="0 0 3251 1501" svg:d="m0 1500c2125 0 3250-125 3250-1500">
          <text:p text:style-name="P4"/>
        </draw:path>
        <draw:path draw:style-name="gr7" draw:text-style-name="P3" draw:layer="layout" svg:width="1.23cm" svg:height="4.754cm" svg:x="17.52cm" svg:y="7.246cm" svg:viewBox="0 0 1231 4755" svg:d="m105 4754c0-2375-625-4875 1125-4750">
          <text:p text:style-name="P4"/>
        </draw:path>
        <draw:path draw:style-name="gr21" draw:text-style-name="P3" draw:layer="layout" svg:width="3.25cm" svg:height="1.5cm" svg:x="14.375cm" svg:y="12cm" svg:viewBox="0 0 3251 1501" svg:d="m0 1500c2125 0 3250-125 3250-1500">
          <text:p text:style-name="P4"/>
        </draw:path>
        <draw:path draw:style-name="gr7" draw:text-style-name="P3" draw:layer="layout" svg:width="1.047cm" svg:height="3.625cm" svg:x="17.578cm" svg:y="13.25cm" svg:viewBox="0 0 1048 3626" svg:d="m172 3625c0-2375-750-2875 875-3625">
          <text:p text:style-name="P4"/>
        </draw:path>
        <draw:path draw:style-name="gr21" draw:text-style-name="P3" draw:layer="layout" svg:width="2.574cm" svg:height="1.063cm" svg:x="15.176cm" svg:y="16.875cm" svg:viewBox="0 0 2575 1064" svg:d="m0 1025c2125 0 2574 350 2574-1025">
          <text:p text:style-name="P4"/>
        </draw:path>
        <draw:path draw:style-name="gr7" draw:text-style-name="P3" draw:layer="layout" svg:width="3.25cm" svg:height="3.886cm" svg:x="15.25cm" svg:y="7.875cm" svg:viewBox="0 0 3251 3887" svg:d="m0 0c2500 0-250 4125 3250 3875">
          <text:p text:style-name="P4"/>
        </draw:path>
        <draw:g>
          <draw:frame draw:style-name="gr3" draw:text-style-name="P29" draw:layer="layout" svg:width="7.017cm" svg:height="0.734cm" svg:x="11.065cm" svg:y="2.55cm">
            <draw:text-box>
              <text:p text:style-name="P28"><text:span text:style-name="T3">a <text:s text:c="5"/>= (a * mul <text:s/>+ add <text:s/>) % mod </text:span></text:p>
            </draw:text-box>
          </draw:frame>
          <draw:frame draw:style-name="gr3" draw:text-style-name="P30" draw:layer="layout" svg:width="0.904cm" svg:height="0.581cm" svg:x="11.366cm" svg:y="2.875cm">
            <draw:text-box>
              <text:p text:style-name="P28"><text:span text:style-name="T4">i+1</text:span></text:p>
            </draw:text-box>
          </draw:frame>
          <draw:frame draw:style-name="gr3" draw:text-style-name="P30" draw:layer="layout" svg:width="0.582cm" svg:height="0.581cm" svg:x="12.85cm" svg:y="2.875cm">
            <draw:text-box>
              <text:p text:style-name="P28"><text:span text:style-name="T4">i</text:span></text:p>
            </draw:text-box>
          </draw:frame>
          <draw:frame draw:style-name="gr3" draw:text-style-name="P30" draw:layer="layout" svg:width="0.582cm" svg:height="0.581cm" svg:x="14.151cm" svg:y="2.876cm">
            <draw:text-box>
              <text:p text:style-name="P28"><text:span text:style-name="T4">i</text:span></text:p>
            </draw:text-box>
          </draw:frame>
          <draw:frame draw:style-name="gr3" draw:text-style-name="P30" draw:layer="layout" svg:width="0.582cm" svg:height="0.581cm" svg:x="15.551cm" svg:y="2.876cm">
            <draw:text-box>
              <text:p text:style-name="P28"><text:span text:style-name="T4">i</text:span></text:p>
            </draw:text-box>
          </draw:frame>
          <draw:frame draw:style-name="gr3" draw:text-style-name="P30" draw:layer="layout" svg:width="0.582cm" svg:height="0.581cm" svg:x="17.551cm" svg:y="2.876cm">
            <draw:text-box>
              <text:p text:style-name="P28"><text:span text:style-name="T4">i</text:span></text:p>
            </draw:text-box>
          </draw:frame>
        </draw:g>
        <draw:g>
          <draw:frame draw:style-name="gr4" draw:text-style-name="P31" draw:layer="layout" svg:width="3.646cm" svg:height="0.882cm" svg:x="25cm" svg:y="7.934cm">
            <draw:text-box>
              <text:p text:style-name="P4"><text:span text:style-name="T19">C</text:span><text:span text:style-name="T20">:=</text:span><text:span text:style-name="T19">V(P)</text:span></text:p>
            </draw:text-box>
          </draw:frame>
          <draw:frame draw:style-name="gr12" draw:text-style-name="P32" draw:layer="layout" svg:width="1.049cm" svg:height="0.687cm" svg:x="26.396cm" svg:y="8.313cm">
            <draw:text-box>
              <text:p text:style-name="P4"><text:span text:style-name="T21">c</text:span></text:p>
            </draw:text-box>
          </draw:frame>
        </draw:g>
        <draw:rect draw:style-name="gr22" draw:text-style-name="P34" draw:layer="layout" svg:width="5.2cm" svg:height="2.125cm" svg:x="23.5cm" svg:y="16.875cm">
          <text:p text:style-name="P33"><text:span text:style-name="T22">+ <text:s text:c="2"/>addition</text:span><text:span text:style-name="T22"><text:line-break/></text:span><text:span text:style-name="T22">* <text:s text:c="2"/>multiplication</text:span><text:span text:style-name="T22"><text:line-break/></text:span><text:span text:style-name="T22">% <text:s/>division modulo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9T20:30:13</meta:creation-date>
    <dc:date>2008-01-27T14:11:23</dc:date>
    <meta:print-date>2008-01-26T08:22:47</meta:print-date>
    <dc:language>de-DE</dc:language>
    <meta:editing-cycles>32</meta:editing-cycles>
    <meta:editing-duration>PT5H42M50S</meta:editing-duration>
    <meta:user-defined meta:name="Info 1"/>
    <meta:user-defined meta:name="Info 2"/>
    <meta:user-defined meta:name="Info 3"/>
    <meta:user-defined meta:name="Info 4"/>
    <meta:document-statistic meta:object-count="606"/>
  </office:meta>
</office:document-meta>
</file>